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6">
            <text:p>6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54M14S">
            <text:p>10:54:14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56M44S">
            <text:p>10:56:44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7 CPU_ALL.F1:CPU_ALL.F1 CPU_ALL.F2:CPU_ALL.F7 DISK_SUMM.D2:DISK_SUMM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59.666666666667">
            <text:p>260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6.0666666666667">
            <text:p>26.1</text:p>
          </table:table-cell>
          <table:table-cell table:style-name="ce4" office:value-type="float" office:value="4.51666666666667">
            <text:p>4.5</text:p>
          </table:table-cell>
          <table:table-cell table:style-name="ce4" office:value-type="float" office:value="9.53333333333333">
            <text:p>9.5</text:p>
          </table:table-cell>
          <table:table-cell table:style-name="ce4" office:value-type="float" office:value="59.8833333333333">
            <text:p>59.9</text:p>
          </table:table-cell>
          <table:table-cell table:style-name="ce4" office:value-type="float" office:value="30.5833333333333">
            <text:p>30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06.6">
            <text:p>407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7.6">
            <text:p>37.6</text:p>
          </table:table-cell>
          <table:table-cell table:style-name="ce4" office:value-type="float" office:value="6.5">
            <text:p>6.5</text:p>
          </table:table-cell>
          <table:table-cell table:style-name="ce4" office:value-type="float" office:value="15.4">
            <text:p>15.4</text:p>
          </table:table-cell>
          <table:table-cell table:style-name="ce4" office:value-type="float" office:value="98.3">
            <text:p>98.3</text:p>
          </table:table-cell>
          <table:table-cell table:style-name="ce4" office:value-type="float" office:value="44.1">
            <text:p>44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426H55M44S">
            <text:p>10:55:44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44245524296675">
            <text:p>1.4</text:p>
          </table:table-cell>
          <table:table-cell table:style-name="ce4" office:value-type="float" office:value="1.43911439114391">
            <text:p>1.4</text:p>
          </table:table-cell>
          <table:table-cell table:style-name="ce4" office:value-type="float" office:value="1.61538461538462">
            <text:p>1.6</text:p>
          </table:table-cell>
          <table:table-cell table:style-name="ce4" office:value-type="float" office:value="1.64152518786529">
            <text:p>1.6</text:p>
          </table:table-cell>
          <table:table-cell table:style-name="ce4" office:value-type="float" office:value="1.44196185286104">
            <text:p>1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678.492">
            <text:p>67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23">
            <text:p>23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54.13S">
            <text:p>00:10:54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27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16834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855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627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9442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30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3"/>10263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9178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302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0818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015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0264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96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20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6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7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234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579188 0 288095 140803077 58984 4 4686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52423 0 75911 35104317 12301 4 3952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56842 0 83878 35228333 6698 0 198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38847 0 62025 35234107 7219 0 194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31075 0 66279 35236320 32765 0 341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3946375 53 17 0 0 0 0 2 0 1 0 0 0 1044 0 309765 69 0 0 0 0 0 0 0 22 0 0 0 0 0 0 0 0 532818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6268813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40159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836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7284505 0 9853344 1675849 3459748 309859 0 10 2489781 49442 9446472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9236 <text:s text:c="4"/>263 <text:s text:c="3"/>0 <text:s text:c="3"/>0 <text:s text:c="3"/>0 <text:s text:c="4"/>0 <text:s text:c="9"/>0 <text:s text:c="8"/>0 <text:s text:c="3"/>19236 <text:s text:c="4"/>26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588358903 4287567 <text:s text:c="3"/>0 <text:s/>735 <text:s text:c="3"/>0 <text:s text:c="4"/>0 <text:s text:c="9"/>0 <text:s text:c="8"/>0 2742690884 218964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437 15863 1159414 495656 290331 2933030 25859768 25152380 0 928692 256944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335 15832 1158362 495052 290323 2933030 25859768 25152372 0 928580 2569379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64 0 0 0 0 0 64 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84 0 0 0 0 0 384 3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570 3984597 21 311 6 55 110976 123543 20 0 1 0 4 2932736 401 4294967295 2555904 2655740 3220434912 3220429884 14255126 0 0 4096 536946211 3223525726 0 0 0 3 0 0 9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1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287568 errors:0 dropped:735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18964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588358964 (588.3 MB) <text:s/>TX bytes:2742690884 (2.7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6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6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236 (19.2 KB) <text:s/>TX bytes:19236 (19.2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39 <text:s text:c="5"/>4141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.3">
            <text:p>98.3</text:p>
          </table:table-cell>
          <table:table-cell office:value-type="float" office:value="1.7">
            <text:p>1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27.1">
            <text:p>27.1</text:p>
          </table:table-cell>
          <table:table-cell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float" office:value="60.4">
            <text:p>60.4</text:p>
          </table:table-cell>
          <table:table-cell office:value-type="float" office:value="31.6">
            <text:p>31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36.9">
            <text:p>36.9</text:p>
          </table:table-cell>
          <table:table-cell office:value-type="float" office:value="6.2">
            <text:p>6.2</text:p>
          </table:table-cell>
          <table:table-cell office:value-type="float" office:value="13.9">
            <text:p>13.9</text:p>
          </table:table-cell>
          <table:table-cell office:value-type="float" office:value="43">
            <text:p>43</text:p>
          </table:table-cell>
          <table:table-cell office:value-type="float" office:value="43.1">
            <text:p>43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32.3">
            <text:p>32.3</text:p>
          </table:table-cell>
          <table:table-cell office:value-type="float" office:value="5.7">
            <text:p>5.7</text:p>
          </table:table-cell>
          <table:table-cell office:value-type="float" office:value="15.4">
            <text:p>15.4</text:p>
          </table:table-cell>
          <table:table-cell office:value-type="float" office:value="46.5">
            <text:p>46.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37.6">
            <text:p>37.6</text:p>
          </table:table-cell>
          <table:table-cell office:value-type="float" office:value="6.5">
            <text:p>6.5</text:p>
          </table:table-cell>
          <table:table-cell office:value-type="float" office:value="14.6">
            <text:p>14.6</text:p>
          </table:table-cell>
          <table:table-cell office:value-type="float" office:value="41.4">
            <text:p>41.4</text:p>
          </table:table-cell>
          <table:table-cell office:value-type="float" office:value="44.1">
            <text:p>44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21.3">
            <text:p>21.3</text:p>
          </table:table-cell>
          <table:table-cell office:value-type="float" office:value="3.7">
            <text:p>3.7</text:p>
          </table:table-cell>
          <table:table-cell office:value-type="float" office:value="5.3">
            <text:p>5.3</text:p>
          </table:table-cell>
          <table:table-cell office:value-type="float" office:value="69.7">
            <text:p>69.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0666666666667">
            <text:p>26.07</text:p>
            <draw:frame table:end-cell-address="CPU_ALL.U35" table:end-x="0.474in" table:end-y="0.0028in" draw:z-index="0" draw:name="Chart 1" draw:style-name="gr1" svg:width="14.0496in" svg:height="5.0535in" svg:x="0.0299in" svg:y="0.0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51666666666667">
            <text:p>4.52</text:p>
          </table:table-cell>
          <table:table-cell office:value-type="float" office:value="9.53333333333333">
            <text:p>9.53</text:p>
          </table:table-cell>
          <table:table-cell office:value-type="float" office:value="59.8833333333333">
            <text:p>59.88</text:p>
          </table:table-cell>
          <table:table-cell office:value-type="float" office:value="30.5833333333333">
            <text:p>30.5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1" table:end-x="0.474in" table:end-y="0.0161in" draw:z-index="1" draw:name="Chart 2" draw:style-name="gr1" svg:width="14.0496in" svg:height="5.0524in" svg:x="0.0299in" svg:y="0.0185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2.2333333333333">
            <text:p>22.2</text:p>
          </table:table-cell>
          <table:table-cell table:style-name="ce10" office:value-type="float" office:value="3.45">
            <text:p>3.5</text:p>
          </table:table-cell>
          <table:table-cell table:style-name="ce10" office:value-type="float" office:value="5.11666666666667">
            <text:p>5.1</text:p>
          </table:table-cell>
          <table:table-cell table:style-name="ce10" office:value-type="float" office:value="69.15">
            <text:p>69.2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5.85">
            <text:p>25.9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3.85">
            <text:p>3.9</text:p>
          </table:table-cell>
          <table:table-cell table:style-name="ce10" office:value-type="float" office:value="66.0666666666667">
            <text:p>66.1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6.55">
            <text:p>26.6</text:p>
          </table:table-cell>
          <table:table-cell table:style-name="ce10" office:value-type="float" office:value="4.23333333333333">
            <text:p>4.2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62.2833333333333">
            <text:p>62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8.85">
            <text:p>28.9</text:p>
          </table:table-cell>
          <table:table-cell table:style-name="ce10" office:value-type="float" office:value="5.96666666666667">
            <text:p>6.0</text:p>
          </table:table-cell>
          <table:table-cell table:style-name="ce10" office:value-type="float" office:value="22.1833333333333">
            <text:p>22.2</text:p>
          </table:table-cell>
          <table:table-cell table:style-name="ce10" office:value-type="float" office:value="43.0333333333333">
            <text:p>43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0">
            <text:p>0</text:p>
          </table:table-cell>
          <table:table-cell office:value-type="float" office:value="1964.4">
            <text:p>1964.4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0">
            <text:p>0</text:p>
          </table:table-cell>
          <table:table-cell office:value-type="float" office:value="9708">
            <text:p>9708</text:p>
          </table:table-cell>
          <table:table-cell office:value-type="float" office:value="363.6">
            <text:p>363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0">
            <text:p>0</text:p>
          </table:table-cell>
          <table:table-cell office:value-type="float" office:value="4878.6">
            <text:p>4878.6</text:p>
          </table:table-cell>
          <table:table-cell office:value-type="float" office:value="406.6">
            <text:p>406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0">
            <text:p>0</text:p>
          </table:table-cell>
          <table:table-cell office:value-type="float" office:value="4505.8">
            <text:p>4505.8</text:p>
          </table:table-cell>
          <table:table-cell office:value-type="float" office:value="382.8">
            <text:p>382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0">
            <text:p>0</text:p>
          </table:table-cell>
          <table:table-cell office:value-type="float" office:value="1559.6">
            <text:p>1559.6</text:p>
          </table:table-cell>
          <table:table-cell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DISK_SUMM.T35" table:end-x="0.6197in" table:end-y="0.0028in" draw:z-index="0" draw:name="Chart 1" draw:style-name="gr1" svg:width="14.0118in" svg:height="5.0535in" svg:x="0.0299in" svg:y="0.003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7])" office:value-type="float" office:value="3769.4">
            <text:p>3769.4</text:p>
          </table:table-cell>
          <table:table-cell table:style-name="ce11" table:formula="of:=AVERAGE([.D2:.D7])" office:value-type="float" office:value="259.666666666667">
            <text:p>259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2625.93502767903">
            <text:p>2625.9</text:p>
          </table:table-cell>
          <table:table-cell table:style-name="ce11" table:formula="of:=IF([.D9]=0;0;MAX(SUMPRODUCT([.D2:.D7];[.D2:.D7])/SUM([.D2:.D7])-[.D9];0))" office:value-type="float" office:value="79.3508943089431">
            <text:p>79.4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3312.66497232097">
            <text:p>3312.7</text:p>
          </table:table-cell>
          <table:table-cell table:style-name="ce11" table:formula="of:=ABS(MAX([.D2:.D7])-[.D9]-[.D10])" office:value-type="float" office:value="67.5824390243903">
            <text:p>67.6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1" table:end-x="0.6197in" table:end-y="0.0161in" draw:z-index="1" draw:name="Chart 2" draw:style-name="gr1" svg:width="14.0118in" svg:height="5.0524in" svg:x="0.0299in" svg:y="0.0185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table:number-columns-repeated="2" office:value-type="float" office:value="8.4">
            <text:p>8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8">
            <text:p>1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table:number-columns-repeated="2" office:value-type="float" office:value="26.7">
            <text:p>26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3.4">
            <text:p>5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4">
            <text:p>2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table:number-columns-repeated="2" office:value-type="float" office:value="11.8">
            <text:p>11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.6">
            <text:p>2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table:number-columns-repeated="2" office:value-type="float" office:value="9.2">
            <text:p>9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.4">
            <text:p>18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1.35">
            <text:p>11.4</text:p>
            <draw:frame table:end-cell-address="DISKBSIZE.V35" table:end-x="0.328in" table:end-y="0.0028in" draw:z-index="0" draw:name="Chart 1" draw:style-name="gr1" svg:width="14.0177in" svg:height="5.0535in" svg:x="0.0299in" svg:y="0.0039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7])" office:value-type="float" office:value="11.35">
            <text:p>11.4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5.5564610866373">
            <text:p>5.6</text:p>
          </table:table-cell>
          <table:table-cell table:style-name="ce11" table:formula="of:=IF([.C9]=0;0;MAX(SUMPRODUCT([.C2:.C7];[.C2:.C7])/SUM([.C2:.C7])-[.C9];0))" office:value-type="float" office:value="5.5564610866373">
            <text:p>5.6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9.7935389133627">
            <text:p>9.8</text:p>
          </table:table-cell>
          <table:table-cell table:style-name="ce11" table:formula="of:=ABS(MAX([.C2:.C7])-[.C9]-[.C10])" office:value-type="float" office:value="9.7935389133627">
            <text:p>9.8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6.9064610866373">
            <text:p>16.9</text:p>
          </table:table-cell>
          <table:table-cell table:style-name="ce11" table:formula="of:=[.C9]+ [.C10]" office:value-type="float" office:value="16.9064610866373">
            <text:p>16.9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style-name="ce11" table:formula="of:=[.F9]+ [.F10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1" table:end-x="0.328in" table:end-y="0.0161in" draw:z-index="1" draw:name="Chart 2" draw:style-name="gr1" svg:width="14.0177in" svg:height="5.0524in" svg:x="0.0299in" svg:y="0.0185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table:number-columns-repeated="2" office:value-type="float" office:value="40.8">
            <text:p>40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1.6">
            <text:p>8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table:number-columns-repeated="2" office:value-type="float" office:value="74.7">
            <text:p>74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9.4">
            <text:p>149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table:number-columns-repeated="2" office:value-type="float" office:value="75.4">
            <text:p>75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0.8">
            <text:p>15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table:number-columns-repeated="2" office:value-type="float" office:value="72.9">
            <text:p>72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5.8">
            <text:p>14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table:number-columns-repeated="2" office:value-type="float" office:value="29.9">
            <text:p>29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9.8">
            <text:p>59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48.95">
            <text:p>49.0</text:p>
            <draw:frame table:end-cell-address="DISKBUSY.V35" table:end-x="0.328in" table:end-y="0.0028in" draw:z-index="0" draw:name="Chart 1" draw:style-name="gr1" svg:width="14.0177in" svg:height="5.0535in" svg:x="0.0299in" svg:y="0.0039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7])" office:value-type="float" office:value="48.95">
            <text:p>49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16.21278515492">
            <text:p>16.2</text:p>
          </table:table-cell>
          <table:table-cell table:style-name="ce11" table:formula="of:=IF([.C9]=0;0;MAX(SUMPRODUCT([.C2:.C7];[.C2:.C7])/SUM([.C2:.C7])-[.C9];0))" office:value-type="float" office:value="16.21278515492">
            <text:p>16.2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0.23721484508">
            <text:p>10.2</text:p>
          </table:table-cell>
          <table:table-cell table:style-name="ce11" table:formula="of:=ABS(MAX([.C2:.C7])-[.C9]-[.C10])" office:value-type="float" office:value="10.23721484508">
            <text:p>10.2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65.16278515492">
            <text:p>65.2</text:p>
          </table:table-cell>
          <table:table-cell table:style-name="ce11" table:formula="of:=[.C9]+ [.C10]" office:value-type="float" office:value="65.16278515492">
            <text:p>65.2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style-name="ce11" table:formula="of:=[.F9]+ [.F10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1" table:end-x="0.328in" table:end-y="0.0161in" draw:z-index="1" draw:name="Chart 2" draw:style-name="gr1" svg:width="14.0177in" svg:height="5.0524in" svg:x="0.0299in" svg:y="0.0185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DISKREAD.V35" table:end-x="0.328in" table:end-y="0.0028in" draw:z-index="0" draw:name="Chart 1" draw:style-name="gr1" svg:width="14.0177in" svg:height="5.0535in" svg:x="0.0299in" svg:y="0.003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7])" office:value-type="float" office:value="0">
            <text:p>0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0">
            <text:p>0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0">
            <text:p>0.0</text:p>
          </table:table-cell>
          <table:table-cell table:style-name="ce11" table:formula="of:=[.C9]+ [.C10]" office:value-type="float" office:value="0">
            <text:p>0.0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style-name="ce11" table:formula="of:=[.F9]+ [.F10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1" table:end-x="0.328in" table:end-y="0.0161in" draw:z-index="1" draw:name="Chart 2" draw:style-name="gr1" svg:width="14.0177in" svg:height="5.0524in" svg:x="0.0299in" svg:y="0.0185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table:number-columns-repeated="2" office:value-type="float" office:value="982.2">
            <text:p>982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64.4">
            <text:p>196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table:number-columns-repeated="2" office:value-type="float" office:value="4854">
            <text:p>485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708">
            <text:p>970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table:number-columns-repeated="2" office:value-type="float" office:value="2439.3">
            <text:p>2439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878.6">
            <text:p>4878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table:number-columns-repeated="2" office:value-type="float" office:value="2252.9">
            <text:p>2252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505.8">
            <text:p>450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table:number-columns-repeated="2" office:value-type="float" office:value="779.8">
            <text:p>779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59.6">
            <text:p>1559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884.7">
            <text:p>1884.7</text:p>
            <draw:frame table:end-cell-address="DISKWRITE.V35" table:end-x="0.328in" table:end-y="0.0028in" draw:z-index="0" draw:name="Chart 1" draw:style-name="gr1" svg:width="14.0177in" svg:height="5.0535in" svg:x="0.0299in" svg:y="0.0039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7])" office:value-type="float" office:value="1884.7">
            <text:p>1884.7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1312.96751383951">
            <text:p>1313.0</text:p>
          </table:table-cell>
          <table:table-cell table:style-name="ce11" table:formula="of:=IF([.C9]=0;0;MAX(SUMPRODUCT([.C2:.C7];[.C2:.C7])/SUM([.C2:.C7])-[.C9];0))" office:value-type="float" office:value="1312.96751383951">
            <text:p>1313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656.33248616049">
            <text:p>1656.3</text:p>
          </table:table-cell>
          <table:table-cell table:style-name="ce11" table:formula="of:=ABS(MAX([.C2:.C7])-[.C9]-[.C10])" office:value-type="float" office:value="1656.33248616049">
            <text:p>1656.3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3197.66751383951">
            <text:p>3197.7</text:p>
          </table:table-cell>
          <table:table-cell table:style-name="ce11" table:formula="of:=[.C9]+ [.C10]" office:value-type="float" office:value="3197.66751383951">
            <text:p>3197.7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style-name="ce11" table:formula="of:=[.F9]+ [.F10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1" table:end-x="0.328in" table:end-y="0.0161in" draw:z-index="1" draw:name="Chart 2" draw:style-name="gr1" svg:width="14.0177in" svg:height="5.0524in" svg:x="0.0299in" svg:y="0.0185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table:number-columns-repeated="2" office:value-type="float" office:value="117.5">
            <text:p>117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5">
            <text:p>23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table:number-columns-repeated="2" office:value-type="float" office:value="181.8">
            <text:p>181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63.6">
            <text:p>36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table:number-columns-repeated="2" office:value-type="float" office:value="203.3">
            <text:p>203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06.6">
            <text:p>40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table:number-columns-repeated="2" office:value-type="float" office:value="191.4">
            <text:p>191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82.8">
            <text:p>38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70">
            <text:p>17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29.833333333333">
            <text:p>129.8</text:p>
            <draw:frame table:end-cell-address="DISKXFER.V35" table:end-x="0.328in" table:end-y="0.0028in" draw:z-index="0" draw:name="Chart 1" draw:style-name="gr1" svg:width="14.0177in" svg:height="5.0535in" svg:x="0.0299in" svg:y="0.0039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7])" office:value-type="float" office:value="129.833333333333">
            <text:p>129.8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39.6754471544715">
            <text:p>39.7</text:p>
          </table:table-cell>
          <table:table-cell table:style-name="ce11" table:formula="of:=IF([.C9]=0;0;MAX(SUMPRODUCT([.C2:.C7];[.C2:.C7])/SUM([.C2:.C7])-[.C9];0))" office:value-type="float" office:value="39.6754471544715">
            <text:p>39.7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33.7912195121951">
            <text:p>33.8</text:p>
          </table:table-cell>
          <table:table-cell table:style-name="ce11" table:formula="of:=ABS(MAX([.C2:.C7])-[.C9]-[.C10])" office:value-type="float" office:value="33.7912195121951">
            <text:p>33.8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69.508780487805">
            <text:p>169.5</text:p>
          </table:table-cell>
          <table:table-cell table:style-name="ce11" table:formula="of:=[.C9]+ [.C10]" office:value-type="float" office:value="169.508780487805">
            <text:p>169.5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style-name="ce11" table:formula="of:=[.F9]+ [.F10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1" table:end-x="0.328in" table:end-y="0.0161in" draw:z-index="1" draw:name="Chart 2" draw:style-name="gr1" svg:width="14.0177in" svg:height="5.0524in" svg:x="0.0299in" svg:y="0.0185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41.8">
            <text:p>41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42.2">
            <text:p>42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41.9">
            <text:p>41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41.6833333333333">
            <text:p>41.7</text:p>
            <draw:frame table:end-cell-address="JFSFILE.U35" table:end-x="0.474in" table:end-y="0.0028in" draw:z-index="0" draw:name="Chart 1" draw:style-name="gr1" svg:width="14.0496in" svg:height="5.0535in" svg:x="0.0299in" svg:y="0.0039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7])" office:value-type="float" office:value="0">
            <text:p>0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.00715047314407968">
            <text:p>0.0</text:p>
          </table:table-cell>
          <table:table-cell table:style-name="ce11" table:formula="of:=IF([.C9]=0;0;MAX(SUMPRODUCT([.C2:.C7];[.C2:.C7])/SUM([.C2:.C7])-[.C9];0))" office:value-type="float" office:value="0">
            <text:p>0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.609516193522587">
            <text:p>0.6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44.3">
            <text:p>1644.3</text:p>
          </table:table-cell>
          <table:table-cell office:value-type="float" office:value="1056.8">
            <text:p>1056.8</text:p>
          </table:table-cell>
          <table:table-cell office:value-type="float" office:value="587.6">
            <text:p>587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5.5">
            <text:p>1135.5</text:p>
          </table:table-cell>
          <table:table-cell office:value-type="float" office:value="1898.8">
            <text:p>1898.8</text:p>
          </table:table-cell>
          <table:table-cell office:value-type="float" office:value="-1">
            <text:p>-1</text:p>
          </table:table-cell>
          <table:table-cell office:value-type="float" office:value="181.2">
            <text:p>181.2</text:p>
          </table:table-cell>
          <table:table-cell office:value-type="float" office:value="0">
            <text:p>0</text:p>
          </table:table-cell>
          <table:table-cell office:value-type="float" office:value="420.3">
            <text:p>420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565.4">
            <text:p>1565.4</text:p>
          </table:table-cell>
          <table:table-cell office:value-type="float" office:value="979.3">
            <text:p>979.3</text:p>
          </table:table-cell>
          <table:table-cell office:value-type="float" office:value="586.1">
            <text:p>586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203.7">
            <text:p>1203.7</text:p>
          </table:table-cell>
          <table:table-cell office:value-type="float" office:value="1937.6">
            <text:p>1937.6</text:p>
          </table:table-cell>
          <table:table-cell office:value-type="float" office:value="-1">
            <text:p>-1</text:p>
          </table:table-cell>
          <table:table-cell office:value-type="float" office:value="181.3">
            <text:p>181.3</text:p>
          </table:table-cell>
          <table:table-cell office:value-type="float" office:value="0">
            <text:p>0</text:p>
          </table:table-cell>
          <table:table-cell office:value-type="float" office:value="459.2">
            <text:p>459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547.3">
            <text:p>1547.3</text:p>
          </table:table-cell>
          <table:table-cell office:value-type="float" office:value="961.3">
            <text:p>961.3</text:p>
          </table:table-cell>
          <table:table-cell office:value-type="float" office:value="586">
            <text:p>58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231.2">
            <text:p>1231.2</text:p>
          </table:table-cell>
          <table:table-cell office:value-type="float" office:value="1957.1">
            <text:p>1957.1</text:p>
          </table:table-cell>
          <table:table-cell office:value-type="float" office:value="-1">
            <text:p>-1</text:p>
          </table:table-cell>
          <table:table-cell office:value-type="float" office:value="181.5">
            <text:p>181.5</text:p>
          </table:table-cell>
          <table:table-cell office:value-type="float" office:value="0">
            <text:p>0</text:p>
          </table:table-cell>
          <table:table-cell office:value-type="float" office:value="457.3">
            <text:p>457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535.2">
            <text:p>1535.2</text:p>
          </table:table-cell>
          <table:table-cell office:value-type="float" office:value="949.8">
            <text:p>949.8</text:p>
          </table:table-cell>
          <table:table-cell office:value-type="float" office:value="585.3">
            <text:p>585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241.1">
            <text:p>1241.1</text:p>
          </table:table-cell>
          <table:table-cell office:value-type="float" office:value="1973.3">
            <text:p>1973.3</text:p>
          </table:table-cell>
          <table:table-cell office:value-type="float" office:value="-1">
            <text:p>-1</text:p>
          </table:table-cell>
          <table:table-cell office:value-type="float" office:value="181.9">
            <text:p>181.9</text:p>
          </table:table-cell>
          <table:table-cell office:value-type="float" office:value="0">
            <text:p>0</text:p>
          </table:table-cell>
          <table:table-cell office:value-type="float" office:value="454.1">
            <text:p>454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564.3">
            <text:p>1564.3</text:p>
          </table:table-cell>
          <table:table-cell office:value-type="float" office:value="979">
            <text:p>979</text:p>
          </table:table-cell>
          <table:table-cell office:value-type="float" office:value="585.3">
            <text:p>585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209.4">
            <text:p>1209.4</text:p>
          </table:table-cell>
          <table:table-cell office:value-type="float" office:value="1955">
            <text:p>1955</text:p>
          </table:table-cell>
          <table:table-cell office:value-type="float" office:value="-1">
            <text:p>-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442.3">
            <text:p>442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30.4">
            <text:p>1630.4</text:p>
          </table:table-cell>
          <table:table-cell office:value-type="float" office:value="1044.9">
            <text:p>1044.9</text:p>
          </table:table-cell>
          <table:table-cell office:value-type="float" office:value="585.5">
            <text:p>585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43.3">
            <text:p>1143.3</text:p>
          </table:table-cell>
          <table:table-cell office:value-type="float" office:value="1908">
            <text:p>1908</text:p>
          </table:table-cell>
          <table:table-cell office:value-type="float" office:value="-1">
            <text:p>-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422.8">
            <text:p>422.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5" table:end-x="0.1303in" table:end-y="0.0028in" draw:z-index="0" draw:name="Chart 1" draw:style-name="gr1" svg:width="13.9429in" svg:height="5.0535in" svg:x="0.0299in" svg:y="0.0039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1" table:end-x="0.1303in" table:end-y="0.0161in" draw:z-index="1" draw:name="Chart 2" draw:style-name="gr1" svg:width="13.9429in" svg:height="5.0524in" svg:x="0.0299in" svg:y="0.0185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0">
            <text:p>0</text:p>
          </table:table-cell>
          <table:table-cell office:value-type="float" office:value="41.2">
            <text:p>41.2</text:p>
          </table:table-cell>
          <table:table-cell office:value-type="float" office:value="0">
            <text:p>0</text:p>
          </table:table-cell>
          <table:table-cell office:value-type="float" office:value="1110.1">
            <text:p>1110.1</text:p>
          </table:table-cell>
          <table:table-cell office:value-type="float" office:value="0">
            <text:p>0</text:p>
          </table:table-cell>
          <table:table-cell office:value-type="float" office:value="1151.3">
            <text:p>1151.3</text:p>
          </table:table-cell>
          <table:table-cell office:value-type="float" office:value="41.2">
            <text:p>41.2</text:p>
          </table:table-cell>
          <table:table-cell office:value-type="float" office:value="-1110.1">
            <text:p>-111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0">
            <text:p>0</text:p>
          </table:table-cell>
          <table:table-cell office:value-type="float" office:value="29.1">
            <text:p>29.1</text:p>
          </table:table-cell>
          <table:table-cell office:value-type="float" office:value="0">
            <text:p>0</text:p>
          </table:table-cell>
          <table:table-cell office:value-type="float" office:value="682.6">
            <text:p>682.6</text:p>
          </table:table-cell>
          <table:table-cell office:value-type="float" office:value="0">
            <text:p>0</text:p>
          </table:table-cell>
          <table:table-cell office:value-type="float" office:value="711.7">
            <text:p>711.7</text:p>
          </table:table-cell>
          <table:table-cell office:value-type="float" office:value="29.1">
            <text:p>29.1</text:p>
          </table:table-cell>
          <table:table-cell office:value-type="float" office:value="-682.6">
            <text:p>-682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  <table:table-cell office:value-type="float" office:value="340.6">
            <text:p>340.6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17.4">
            <text:p>17.4</text:p>
          </table:table-cell>
          <table:table-cell office:value-type="float" office:value="-340.6">
            <text:p>-340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  <table:table-cell office:value-type="float" office:value="342.2">
            <text:p>342.2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19.8">
            <text:p>19.8</text:p>
          </table:table-cell>
          <table:table-cell office:value-type="float" office:value="-342.2">
            <text:p>-342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96.3">
            <text:p>196.3</text:p>
          </table:table-cell>
          <table:table-cell office:value-type="float" office:value="15.3">
            <text:p>15.3</text:p>
          </table:table-cell>
          <table:table-cell office:value-type="float" office:value="-181">
            <text:p>-18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.U35" table:end-x="0.474in" table:end-y="0.0028in" draw:z-index="0" draw:name="Chart 1" draw:style-name="gr1" svg:width="14.0496in" svg:height="5.0535in" svg:x="0.0299in" svg:y="0.0039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7])" office:value-type="float" office:value="20.6333333333333">
            <text:p>20.6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442.783333333333">
            <text:p>442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7.42918686052773">
            <text:p>7.4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296.530480796979">
            <text:p>296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13.1374798061389">
            <text:p>13.1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370.786185869688">
            <text:p>370.8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1" table:end-x="0.474in" table:end-y="0.0161in" draw:z-index="1" draw:name="Chart 2" draw:style-name="gr1" svg:width="14.0496in" svg:height="5.0524in" svg:x="0.0299in" svg:y="0.0185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7" table:end-x="0.474in" table:end-y="0.0307in" draw:z-index="2" draw:name="Chart 3" draw:style-name="gr1" svg:width="14.0496in" svg:height="5.0535in" svg:x="0.0299in" svg:y="0.0315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0">
            <text:p>0</text:p>
          </table:table-cell>
          <table:table-cell office:value-type="float" office:value="445.1">
            <text:p>445.1</text:p>
          </table:table-cell>
          <table:table-cell office:value-type="float" office:value="0">
            <text:p>0</text:p>
          </table:table-cell>
          <table:table-cell office:value-type="float" office:value="835.2">
            <text:p>835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0">
            <text:p>0</text:p>
          </table:table-cell>
          <table:table-cell office:value-type="float" office:value="271.5">
            <text:p>271.5</text:p>
          </table:table-cell>
          <table:table-cell office:value-type="float" office:value="0">
            <text:p>0</text:p>
          </table:table-cell>
          <table:table-cell office:value-type="float" office:value="516.5">
            <text:p>516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0">
            <text:p>0</text:p>
          </table:table-cell>
          <table:table-cell office:value-type="float" office:value="145.2">
            <text:p>145.2</text:p>
          </table:table-cell>
          <table:table-cell office:value-type="float" office:value="0">
            <text:p>0</text:p>
          </table:table-cell>
          <table:table-cell office:value-type="float" office:value="261.5">
            <text:p>261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0">
            <text:p>0</text:p>
          </table:table-cell>
          <table:table-cell office:value-type="float" office:value="148.9">
            <text:p>148.9</text:p>
          </table:table-cell>
          <table:table-cell office:value-type="float" office:value="0">
            <text:p>0</text:p>
          </table:table-cell>
          <table:table-cell office:value-type="float" office:value="267.7">
            <text:p>267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">
            <text:p>0</text:p>
          </table:table-cell>
          <table:table-cell office:value-type="float" office:value="151.1">
            <text:p>151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PACKET.U35" table:end-x="0.474in" table:end-y="0.0028in" draw:z-index="0" draw:name="Chart 1" draw:style-name="gr1" svg:width="14.0496in" svg:height="5.0535in" svg:x="0.0299in" svg:y="0.0039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7])" office:value-type="float" office:value="187.933333333333">
            <text:p>187.9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338.816666666667">
            <text:p>338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100.570072129597">
            <text:p>100.6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215.666510075918">
            <text:p>215.7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156.59659453707">
            <text:p>156.6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280.716823257415">
            <text:p>280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1" table:end-x="0.474in" table:end-y="0.0161in" draw:z-index="1" draw:name="Chart 2" draw:style-name="gr1" svg:width="14.0496in" svg:height="5.0524in" svg:x="0.0299in" svg:y="0.0185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795.4">
            <text:p>1795.4</text:p>
          </table:table-cell>
          <table:table-cell table:number-columns-repeated="3" office:value-type="float" office:value="-1">
            <text:p>-1</text:p>
          </table:table-cell>
          <table:table-cell office:value-type="float" office:value="22.9">
            <text:p>22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803.3">
            <text:p>1803.3</text:p>
          </table:table-cell>
          <table:table-cell table:number-columns-repeated="3" office:value-type="float" office:value="-1">
            <text:p>-1</text:p>
          </table:table-cell>
          <table:table-cell office:value-type="float" office:value="9.8">
            <text:p>9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632.6">
            <text:p>1632.6</text:p>
          </table:table-cell>
          <table:table-cell table:number-columns-repeated="3" office:value-type="float" office:value="-1">
            <text:p>-1</text:p>
          </table:table-cell>
          <table:table-cell office:value-type="float" office:value="7.6">
            <text:p>7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739.2">
            <text:p>1739.2</text:p>
          </table:table-cell>
          <table:table-cell table:number-columns-repeated="3" office:value-type="float" office:value="-1">
            <text:p>-1</text:p>
          </table:table-cell>
          <table:table-cell office:value-type="float" office:value="7.7">
            <text:p>7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15.1">
            <text:p>1315.1</text:p>
          </table:table-cell>
          <table:table-cell table:number-columns-repeated="3" office:value-type="float" office:value="-1">
            <text:p>-1</text:p>
          </table:table-cell>
          <table:table-cell office:value-type="float" office:value="7.3">
            <text:p>7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5" table:end-x="0.474in" table:end-y="0.0028in" draw:z-index="0" draw:name="Chart 1" draw:style-name="gr1" svg:width="14.0496in" svg:height="5.0535in" svg:x="0.0299in" svg:y="0.0039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1" table:end-x="0.474in" table:end-y="0.0161in" draw:z-index="1" draw:name="Chart 2" draw:style-name="gr1" svg:width="14.0496in" svg:height="5.0524in" svg:x="0.0299in" svg:y="0.0185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7" table:end-x="0.474in" table:end-y="0.0307in" draw:z-index="2" draw:name="Chart 3" draw:style-name="gr1" svg:width="14.0496in" svg:height="5.0535in" svg:x="0.0299in" svg:y="0.0315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table:number-columns-repeated="3" office:value-type="float" office:value="-1">
            <text:p>-1</text:p>
          </table:table-cell>
          <table:table-cell office:value-type="float" office:value="558">
            <text:p>558</text:p>
          </table:table-cell>
          <table:table-cell table:number-columns-repeated="12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80276">
            <text:p>80276</text:p>
          </table:table-cell>
          <table:table-cell office:value-type="float" office:value="-1">
            <text:p>-1</text:p>
          </table:table-cell>
          <table:table-cell office:value-type="float" office:value="15252">
            <text:p>15252</text:p>
          </table:table-cell>
          <table:table-cell office:value-type="float" office:value="472">
            <text:p>472</text:p>
          </table:table-cell>
          <table:table-cell office:value-type="float" office:value="-1">
            <text:p>-1</text:p>
          </table:table-cell>
          <table:table-cell office:value-type="float" office:value="337081">
            <text:p>337081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table:number-columns-repeated="3" office:value-type="float" office:value="-1">
            <text:p>-1</text:p>
          </table:table-cell>
          <table:table-cell office:value-type="float" office:value="526">
            <text:p>526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7696">
            <text:p>7696</text:p>
          </table:table-cell>
          <table:table-cell office:value-type="float" office:value="0">
            <text:p>0</text:p>
          </table:table-cell>
          <table:table-cell office:value-type="float" office:value="20052">
            <text:p>20052</text:p>
          </table:table-cell>
          <table:table-cell table:number-columns-repeated="2" office:value-type="float" office:value="0">
            <text:p>0</text:p>
          </table:table-cell>
          <table:table-cell office:value-type="float" office:value="-337075">
            <text:p>-337075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365">
            <text:p>-36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table:number-columns-repeated="3" office:value-type="float" office:value="-1">
            <text:p>-1</text:p>
          </table:table-cell>
          <table:table-cell office:value-type="float" office:value="51">
            <text:p>51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290">
            <text:p>11290</text:p>
          </table:table-cell>
          <table:table-cell office:value-type="float" office:value="0">
            <text:p>0</text:p>
          </table:table-cell>
          <table:table-cell office:value-type="float" office:value="-9165">
            <text:p>-9165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table:number-columns-repeated="9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table:number-columns-repeated="3" office:value-type="float" office:value="-1">
            <text:p>-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95392">
            <text:p>-95392</text:p>
          </table:table-cell>
          <table:table-cell office:value-type="float" office:value="0">
            <text:p>0</text:p>
          </table:table-cell>
          <table:table-cell office:value-type="float" office:value="61621">
            <text:p>6162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395">
            <text:p>39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table:number-columns-repeated="3" office:value-type="float" office:value="-1">
            <text:p>-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-37820">
            <text:p>-3782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table:number-columns-repeated="3" office:value-type="float" office:value="-1">
            <text:p>-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839">
            <text:p>839</text:p>
          </table:table-cell>
          <table:table-cell office:value-type="float" office:value="0">
            <text:p>0</text:p>
          </table:table-cell>
          <table:table-cell office:value-type="float" office:value="-39920">
            <text:p>-39920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334">
            <text:p>-334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5" table:end-x="0.474in" table:end-y="0.0028in" draw:z-index="0" draw:name="Chart 1" draw:style-name="gr1" svg:width="14.0496in" svg:height="5.0535in" svg:x="0.0299in" svg:y="0.0039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1" table:end-x="0.474in" table:end-y="0.0161in" draw:z-index="1" draw:name="Chart 2" draw:style-name="gr1" svg:width="14.0496in" svg:height="5.0524in" svg:x="0.0299in" svg:y="0.0185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54M14S">
            <text:p>10:54:14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54M14S">
            <text:p>10:54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54M44S">
            <text:p>10:54:44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54M44S">
            <text:p>10:54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55M14S">
            <text:p>10:55:14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55M14S">
            <text:p>10:55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0H55M44S">
            <text:p>10:55:44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55M44S">
            <text:p>10:55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0H56M14S">
            <text:p>10:56:14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56M14S">
            <text:p>10:56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0H56M44S">
            <text:p>10:56:44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56M44S">
            <text:p>10:56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23.7">
            <text:p>23.7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69.5">
            <text:p>69.5</text:p>
          </table:table-cell>
          <table:table-cell office:value-type="float" office:value="27.7">
            <text:p>27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30.8">
            <text:p>30.8</text:p>
          </table:table-cell>
          <table:table-cell office:value-type="float" office:value="4.3">
            <text:p>4.3</text:p>
          </table:table-cell>
          <table:table-cell office:value-type="float" office:value="9.9">
            <text:p>9.9</text:p>
          </table:table-cell>
          <table:table-cell office:value-type="float" office:value="55.1">
            <text:p>55.1</text:p>
          </table:table-cell>
          <table:table-cell office:value-type="float" office:value="35.1">
            <text:p>35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23">
            <text:p>23</text:p>
          </table:table-cell>
          <table:table-cell office:value-type="float" office:value="4.3">
            <text:p>4.3</text:p>
          </table:table-cell>
          <table:table-cell office:value-type="float" office:value="9.7">
            <text:p>9.7</text:p>
          </table:table-cell>
          <table:table-cell office:value-type="float" office:value="62.9">
            <text:p>62.9</text:p>
          </table:table-cell>
          <table:table-cell office:value-type="float" office:value="27.3">
            <text:p>2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33.2">
            <text:p>33.2</text:p>
          </table:table-cell>
          <table:table-cell office:value-type="float" office:value="4.9">
            <text:p>4.9</text:p>
          </table:table-cell>
          <table:table-cell office:value-type="float" office:value="5.6">
            <text:p>5.6</text:p>
          </table:table-cell>
          <table:table-cell office:value-type="float" office:value="56.2">
            <text:p>56.2</text:p>
          </table:table-cell>
          <table:table-cell office:value-type="float" office:value="38.1">
            <text:p>38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22.3">
            <text:p>22.3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71.9">
            <text:p>71.9</text:p>
          </table:table-cell>
          <table:table-cell office:value-type="float" office:value="25.3">
            <text:p>25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2333333333333">
            <text:p>22.23</text:p>
            <draw:frame table:end-cell-address="CPU01.U35" table:end-x="0.474in" table:end-y="0.0028in" draw:z-index="0" draw:name="Chart 1" draw:style-name="gr1" svg:width="14.0496in" svg:height="5.0535in" svg:x="0.0299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45">
            <text:p>3.45</text:p>
          </table:table-cell>
          <table:table-cell office:value-type="float" office:value="5.11666666666667">
            <text:p>5.12</text:p>
          </table:table-cell>
          <table:table-cell office:value-type="float" office:value="69.15">
            <text:p>69.15</text:p>
          </table:table-cell>
          <table:table-cell office:value-type="float" office:value="25.6833333333333">
            <text:p>25.68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26.9">
            <text:p>26.9</text:p>
          </table:table-cell>
          <table:table-cell office:value-type="float" office:value="4.3">
            <text:p>4.3</text:p>
          </table:table-cell>
          <table:table-cell office:value-type="float" office:value="2.9">
            <text:p>2.9</text:p>
          </table:table-cell>
          <table:table-cell office:value-type="float" office:value="65.9">
            <text:p>65.9</text:p>
          </table:table-cell>
          <table:table-cell office:value-type="float" office:value="31.2">
            <text:p>3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40.4">
            <text:p>40.4</text:p>
          </table:table-cell>
          <table:table-cell office:value-type="float" office:value="5.8">
            <text:p>5.8</text:p>
          </table:table-cell>
          <table:table-cell office:value-type="float" office:value="3.9">
            <text:p>3.9</text:p>
          </table:table-cell>
          <table:table-cell office:value-type="float" office:value="49.9">
            <text:p>49.9</text:p>
          </table:table-cell>
          <table:table-cell office:value-type="float" office:value="46.2">
            <text:p>46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30.7">
            <text:p>30.7</text:p>
          </table:table-cell>
          <table:table-cell office:value-type="float" office:value="5.4">
            <text:p>5.4</text:p>
          </table:table-cell>
          <table:table-cell office:value-type="float" office:value="9.9">
            <text:p>9.9</text:p>
          </table:table-cell>
          <table:table-cell office:value-type="float" office:value="54">
            <text:p>54</text:p>
          </table:table-cell>
          <table:table-cell office:value-type="float" office:value="36.1">
            <text:p>36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35.1">
            <text:p>35.1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54.5">
            <text:p>54.5</text:p>
          </table:table-cell>
          <table:table-cell office:value-type="float" office:value="41.1">
            <text:p>4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21.6">
            <text:p>21.6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72.8">
            <text:p>72.8</text:p>
          </table:table-cell>
          <table:table-cell office:value-type="float" office:value="25.1">
            <text:p>25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85">
            <text:p>25.85</text:p>
            <draw:frame table:end-cell-address="CPU02.U35" table:end-x="0.474in" table:end-y="0.0028in" draw:z-index="0" draw:name="Chart 1" draw:style-name="gr1" svg:width="14.0496in" svg:height="5.0535in" svg:x="0.0299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4.2">
            <text:p>4.2</text:p>
          </table:table-cell>
          <table:table-cell office:value-type="float" office:value="3.85">
            <text:p>3.85</text:p>
          </table:table-cell>
          <table:table-cell office:value-type="float" office:value="66.0666666666667">
            <text:p>66.07</text:p>
          </table:table-cell>
          <table:table-cell office:value-type="float" office:value="30.05">
            <text:p>30.05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30.4">
            <text:p>30.4</text:p>
          </table:table-cell>
          <table:table-cell office:value-type="float" office:value="4.4">
            <text:p>4.4</text:p>
          </table:table-cell>
          <table:table-cell office:value-type="float" office:value="3.5">
            <text:p>3.5</text:p>
          </table:table-cell>
          <table:table-cell office:value-type="float" office:value="61.7">
            <text:p>61.7</text:p>
          </table:table-cell>
          <table:table-cell office:value-type="float" office:value="34.8">
            <text:p>34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37.4">
            <text:p>37.4</text:p>
          </table:table-cell>
          <table:table-cell office:value-type="float" office:value="5.9">
            <text:p>5.9</text:p>
          </table:table-cell>
          <table:table-cell office:value-type="float" office:value="8.2">
            <text:p>8.2</text:p>
          </table:table-cell>
          <table:table-cell office:value-type="float" office:value="48.4">
            <text:p>48.4</text:p>
          </table:table-cell>
          <table:table-cell office:value-type="float" office:value="43.3">
            <text:p>4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28.1">
            <text:p>28.1</text:p>
          </table:table-cell>
          <table:table-cell office:value-type="float" office:value="5.3">
            <text:p>5.3</text:p>
          </table:table-cell>
          <table:table-cell office:value-type="float" office:value="13.4">
            <text:p>13.4</text:p>
          </table:table-cell>
          <table:table-cell office:value-type="float" office:value="53.2">
            <text:p>53.2</text:p>
          </table:table-cell>
          <table:table-cell office:value-type="float" office:value="33.4">
            <text:p>33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40.3">
            <text:p>40.3</text:p>
          </table:table-cell>
          <table:table-cell office:value-type="float" office:value="5.9">
            <text:p>5.9</text:p>
          </table:table-cell>
          <table:table-cell office:value-type="float" office:value="13.6">
            <text:p>13.6</text:p>
          </table:table-cell>
          <table:table-cell office:value-type="float" office:value="40.2">
            <text:p>40.2</text:p>
          </table:table-cell>
          <table:table-cell office:value-type="float" office:value="46.2">
            <text:p>46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22.7">
            <text:p>22.7</text:p>
          </table:table-cell>
          <table:table-cell office:value-type="float" office:value="3.7">
            <text:p>3.7</text:p>
          </table:table-cell>
          <table:table-cell office:value-type="float" office:value="2.7">
            <text:p>2.7</text:p>
          </table:table-cell>
          <table:table-cell office:value-type="float" office:value="70.8">
            <text:p>70.8</text:p>
          </table:table-cell>
          <table:table-cell office:value-type="float" office:value="26.4">
            <text:p>26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55">
            <text:p>26.55</text:p>
            <draw:frame table:end-cell-address="CPU03.U35" table:end-x="0.474in" table:end-y="0.0028in" draw:z-index="0" draw:name="Chart 1" draw:style-name="gr1" svg:width="14.0496in" svg:height="5.0535in" svg:x="0.0299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4.23333333333333">
            <text:p>4.23</text:p>
          </table:table-cell>
          <table:table-cell office:value-type="float" office:value="6.9">
            <text:p>6.9</text:p>
          </table:table-cell>
          <table:table-cell office:value-type="float" office:value="62.2833333333333">
            <text:p>62.28</text:p>
          </table:table-cell>
          <table:table-cell office:value-type="float" office:value="30.7833333333333">
            <text:p>30.78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14S">
            <text:p>10:54:14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4M44S">
            <text:p>10:54:44</text:p>
          </table:table-cell>
          <table:table-cell office:value-type="float" office:value="26.9">
            <text:p>26.9</text:p>
          </table:table-cell>
          <table:table-cell office:value-type="float" office:value="5.4">
            <text:p>5.4</text:p>
          </table:table-cell>
          <table:table-cell office:value-type="float" office:value="22.4">
            <text:p>22.4</text:p>
          </table:table-cell>
          <table:table-cell office:value-type="float" office:value="45.3">
            <text:p>45.3</text:p>
          </table:table-cell>
          <table:table-cell office:value-type="float" office:value="32.3">
            <text:p>32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14S">
            <text:p>10:55:14</text:p>
          </table:table-cell>
          <table:table-cell office:value-type="float" office:value="38.3">
            <text:p>38.3</text:p>
          </table:table-cell>
          <table:table-cell office:value-type="float" office:value="8.7">
            <text:p>8.7</text:p>
          </table:table-cell>
          <table:table-cell office:value-type="float" office:value="33.7">
            <text:p>33.7</text:p>
          </table:table-cell>
          <table:table-cell office:value-type="float" office:value="19.3">
            <text:p>19.3</text:p>
          </table:table-cell>
          <table:table-cell office:value-type="float" office:value="47">
            <text:p>4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5M44S">
            <text:p>10:55:44</text:p>
          </table:table-cell>
          <table:table-cell office:value-type="float" office:value="47.4">
            <text:p>47.4</text:p>
          </table:table-cell>
          <table:table-cell office:value-type="float" office:value="7.9">
            <text:p>7.9</text:p>
          </table:table-cell>
          <table:table-cell office:value-type="float" office:value="28.7">
            <text:p>28.7</text:p>
          </table:table-cell>
          <table:table-cell office:value-type="float" office:value="16">
            <text:p>16</text:p>
          </table:table-cell>
          <table:table-cell office:value-type="float" office:value="55.3">
            <text:p>55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14S">
            <text:p>10:56:14</text:p>
          </table:table-cell>
          <table:table-cell office:value-type="float" office:value="41.6">
            <text:p>41.6</text:p>
          </table:table-cell>
          <table:table-cell office:value-type="float" office:value="8.9">
            <text:p>8.9</text:p>
          </table:table-cell>
          <table:table-cell office:value-type="float" office:value="34.7">
            <text:p>34.7</text:p>
          </table:table-cell>
          <table:table-cell office:value-type="float" office:value="14.9">
            <text:p>14.9</text:p>
          </table:table-cell>
          <table:table-cell office:value-type="float" office:value="50.5">
            <text:p>5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6M44S">
            <text:p>10:56:44</text:p>
          </table:table-cell>
          <table:table-cell office:value-type="float" office:value="18.5">
            <text:p>18.5</text:p>
          </table:table-cell>
          <table:table-cell office:value-type="float" office:value="4.7">
            <text:p>4.7</text:p>
          </table:table-cell>
          <table:table-cell office:value-type="float" office:value="13.5">
            <text:p>13.5</text:p>
          </table:table-cell>
          <table:table-cell office:value-type="float" office:value="63.3">
            <text:p>63.3</text:p>
          </table:table-cell>
          <table:table-cell office:value-type="float" office:value="23.2">
            <text:p>23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85">
            <text:p>28.85</text:p>
            <draw:frame table:end-cell-address="CPU04.U35" table:end-x="0.474in" table:end-y="0.0028in" draw:z-index="0" draw:name="Chart 1" draw:style-name="gr1" svg:width="14.0496in" svg:height="5.0535in" svg:x="0.0299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5.96666666666667">
            <text:p>5.97</text:p>
          </table:table-cell>
          <table:table-cell office:value-type="float" office:value="22.1833333333333">
            <text:p>22.18</text:p>
          </table:table-cell>
          <table:table-cell office:value-type="float" office:value="43.0333333333333">
            <text:p>43.03</text:p>
          </table:table-cell>
          <table:table-cell office:value-type="float" office:value="34.8166666666667">
            <text:p>34.82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2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975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23/2011</text:p>
        </chart:title>
        <chart:legend chart:legend-position="end" svg:x="32.81cm" svg:y="5.832cm" chart:style-name="ch3"/>
        <chart:plot-area chart:style-name="ch4" table:cell-range-address="CPU_ALL.A2:CPU_ALL.A7 CPU_ALL.F1:CPU_ALL.F7 DISK_SUMM.D2:DISK_SUMM.D7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7" chart:label-cell-address="CPU_ALL.F1:CPU_ALL.F1" chart:class="chart:line">
            <chart:data-point chart:repeated="6"/>
          </chart:series>
          <chart:series chart:attached-axis="secondary-y" chart:style-name="ch11" chart:values-cell-range-address="DISK_SUMM.D2:DISK_SUMM.D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0:54:14</text:p>
              </table:table-cell>
              <table:table-cell office:value-type="float" office:value="1.7">
                <text:p text:id="CPU_ALL.F2:CPU_ALL.F7">1.7</text:p>
              </table:table-cell>
              <table:table-cell office:value-type="float" office:value="0">
                <text:p text:id="DISK_SUMM.D2:DISK_SUMM.D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31.6">
                <text:p>31.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43.1">
                <text:p>43.1</text:p>
              </table:table-cell>
              <table:table-cell office:value-type="float" office:value="363.6">
                <text:p>363.6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38">
                <text:p>38</text:p>
              </table:table-cell>
              <table:table-cell office:value-type="float" office:value="406.6">
                <text:p>406.6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44.1">
                <text:p>44.1</text:p>
              </table:table-cell>
              <table:table-cell office:value-type="float" office:value="382.8">
                <text:p>382.8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25">
                <text:p>25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387cm" svg:y="0.256cm" chart:style-name="ch2">
          <text:p>Disk %Busy JMeter_Test_90_Threads  9/23/2011</text:p>
        </chart:title>
        <chart:legend chart:legend-position="end" svg:x="33.368cm" svg:y="5.13cm" chart:style-name="ch3"/>
        <chart:plot-area chart:style-name="ch4" table:cell-range-address="DISKBUSY.A1:DISKBUSY.F7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7" chart:label-cell-address="DISKBUSY.B1:DISKBUSY.B1" chart:class="chart:line">
            <chart:data-point chart:repeated="6"/>
          </chart:series>
          <chart:series chart:style-name="ch9" chart:values-cell-range-address="DISKBUSY.C2:DISKBUSY.C7" chart:label-cell-address="DISKBUSY.C1:DISKBUSY.C1" chart:class="chart:line">
            <chart:data-point chart:repeated="6"/>
          </chart:series>
          <chart:series chart:style-name="ch10" chart:values-cell-range-address="DISKBUSY.D2:DISKBUSY.D7" chart:label-cell-address="DISKBUSY.D1:DISKBUSY.D1" chart:class="chart:line">
            <chart:data-point chart:repeated="6"/>
          </chart:series>
          <chart:series chart:style-name="ch11" chart:values-cell-range-address="DISKBUSY.E2:DISKBUSY.E7" chart:label-cell-address="DISKBUSY.E1:DISKBUSY.E1" chart:class="chart:line">
            <chart:data-point chart:repeated="6"/>
          </chart:series>
          <chart:series chart:style-name="ch12" chart:values-cell-range-address="DISKBUSY.F2:DISKBUSY.F7" chart:label-cell-address="DISKBUSY.F1:DISKBUSY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7">10:54:14</text:p>
              </table:table-cell>
              <table:table-cell office:value-type="float" office:value="0">
                <text:p text:id="DISKBUSY.B2:DISKBUSY.B7">0</text:p>
              </table:table-cell>
              <table:table-cell office:value-type="float" office:value="0">
                <text:p text:id="DISKBUSY.C2:DISKBUSY.C7">0</text:p>
              </table:table-cell>
              <table:table-cell office:value-type="float" office:value="0">
                <text:p text:id="DISKBUSY.D2:DISKBUSY.D7">0</text:p>
              </table:table-cell>
              <table:table-cell office:value-type="float" office:value="0">
                <text:p text:id="DISKBUSY.E2:DISKBUSY.E7">0</text:p>
              </table:table-cell>
              <table:table-cell office:value-type="float" office:value="0">
                <text:p text:id="DISKBUSY.F2:DISKBUSY.F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40.8">
                <text:p>40.8</text:p>
              </table:table-cell>
              <table:table-cell office:value-type="float" office:value="40.8">
                <text:p>4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74.7">
                <text:p>74.7</text:p>
              </table:table-cell>
              <table:table-cell office:value-type="float" office:value="74.7">
                <text:p>7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75.4">
                <text:p>75.4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72.9">
                <text:p>72.9</text:p>
              </table:table-cell>
              <table:table-cell office:value-type="float" office:value="72.9">
                <text:p>7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97cm" svg:y="0.256cm" chart:style-name="ch2">
          <text:p>Disk Read KB/s JMeter_Test_90_Threads  9/23/2011</text:p>
        </chart:title>
        <chart:legend chart:legend-position="end" svg:x="33.024cm" svg:y="5.599cm" chart:style-name="ch3"/>
        <chart:plot-area chart:style-name="ch4" table:cell-range-address="DISKREAD.B1:DISKREAD.F1 DISKREAD.B9:DISKREAD.F11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9:DISKREAD.F9" chart:class="chart:bar">
            <chart:data-point chart:repeated="5"/>
          </chart:series>
          <chart:series chart:style-name="ch9" chart:values-cell-range-address="DISKREAD.B10:DISKREAD.F10" chart:class="chart:bar">
            <chart:data-point chart:repeated="5"/>
          </chart:series>
          <chart:series chart:style-name="ch10" chart:values-cell-range-address="DISKREAD.B11:DISKREAD.F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DISKREAD.B10:DISKREAD.F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0">
                <text:p text:id="DISKREAD.B11:DISKREAD.F1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97cm" svg:y="0.256cm" chart:style-name="ch2">
          <text:p>Disk Read KB/s JMeter_Test_90_Threads  9/23/2011</text:p>
        </chart:title>
        <chart:legend chart:legend-position="end" svg:x="33.368cm" svg:y="5.13cm" chart:style-name="ch3"/>
        <chart:plot-area chart:style-name="ch4" table:cell-range-address="DISKREAD.A1:DISKREAD.F7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7" chart:label-cell-address="DISKREAD.B1:DISKREAD.B1" chart:class="chart:line">
            <chart:data-point chart:repeated="6"/>
          </chart:series>
          <chart:series chart:style-name="ch9" chart:values-cell-range-address="DISKREAD.C2:DISKREAD.C7" chart:label-cell-address="DISKREAD.C1:DISKREAD.C1" chart:class="chart:line">
            <chart:data-point chart:repeated="6"/>
          </chart:series>
          <chart:series chart:style-name="ch10" chart:values-cell-range-address="DISKREAD.D2:DISKREAD.D7" chart:label-cell-address="DISKREAD.D1:DISKREAD.D1" chart:class="chart:line">
            <chart:data-point chart:repeated="6"/>
          </chart:series>
          <chart:series chart:style-name="ch11" chart:values-cell-range-address="DISKREAD.E2:DISKREAD.E7" chart:label-cell-address="DISKREAD.E1:DISKREAD.E1" chart:class="chart:line">
            <chart:data-point chart:repeated="6"/>
          </chart:series>
          <chart:series chart:style-name="ch12" chart:values-cell-range-address="DISKREAD.F2:DISKREAD.F7" chart:label-cell-address="DISKREAD.F1:DISKREAD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7">10:54:14</text:p>
              </table:table-cell>
              <table:table-cell office:value-type="float" office:value="0">
                <text:p text:id="DISKREAD.B2:DISKREAD.B7">0</text:p>
              </table:table-cell>
              <table:table-cell office:value-type="float" office:value="0">
                <text:p text:id="DISKREAD.C2:DISKREAD.C7">0</text:p>
              </table:table-cell>
              <table:table-cell office:value-type="float" office:value="0">
                <text:p text:id="DISKREAD.D2:DISKREAD.D7">0</text:p>
              </table:table-cell>
              <table:table-cell office:value-type="float" office:value="0">
                <text:p text:id="DISKREAD.E2:DISKREAD.E7">0</text:p>
              </table:table-cell>
              <table:table-cell office:value-type="float" office:value="0">
                <text:p text:id="DISKREAD.F2:DISKREAD.F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18cm" svg:y="0.256cm" chart:style-name="ch2">
          <text:p>Disk Write KB/s JMeter_Test_90_Threads  9/23/2011</text:p>
        </chart:title>
        <chart:legend chart:legend-position="end" svg:x="33.024cm" svg:y="5.599cm" chart:style-name="ch3"/>
        <chart:plot-area chart:style-name="ch4" table:cell-range-address="DISKWRITE.B1:DISKWRITE.F1 DISKWRITE.B9:DISKWRITE.F11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9:DISKWRITE.F9" chart:class="chart:bar">
            <chart:data-point chart:repeated="5"/>
          </chart:series>
          <chart:series chart:style-name="ch9" chart:values-cell-range-address="DISKWRITE.B10:DISKWRITE.F10" chart:class="chart:bar">
            <chart:data-point chart:repeated="5"/>
          </chart:series>
          <chart:series chart:style-name="ch10" chart:values-cell-range-address="DISKWRITE.B11:DISKWRITE.F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884.7">
                <text:p text:id="DISKWRITE.B9:DISKWRITE.F9">1884.7</text:p>
              </table:table-cell>
              <table:table-cell office:value-type="float" office:value="1884.7">
                <text:p>188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312.96751383951">
                <text:p text:id="DISKWRITE.B10:DISKWRITE.F10">1312.96751383951</text:p>
              </table:table-cell>
              <table:table-cell office:value-type="float" office:value="1312.96751383951">
                <text:p>1312.96751383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656.33248616049">
                <text:p text:id="DISKWRITE.B11:DISKWRITE.F11">1656.33248616049</text:p>
              </table:table-cell>
              <table:table-cell office:value-type="float" office:value="1656.33248616049">
                <text:p>1656.33248616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18cm" svg:y="0.256cm" chart:style-name="ch2">
          <text:p>Disk Write KB/s JMeter_Test_90_Threads  9/23/2011</text:p>
        </chart:title>
        <chart:legend chart:legend-position="end" svg:x="33.368cm" svg:y="5.13cm" chart:style-name="ch3"/>
        <chart:plot-area chart:style-name="ch4" table:cell-range-address="DISKWRITE.A1:DISKWRITE.F7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7" chart:label-cell-address="DISKWRITE.B1:DISKWRITE.B1" chart:class="chart:line">
            <chart:data-point chart:repeated="6"/>
          </chart:series>
          <chart:series chart:style-name="ch9" chart:values-cell-range-address="DISKWRITE.C2:DISKWRITE.C7" chart:label-cell-address="DISKWRITE.C1:DISKWRITE.C1" chart:class="chart:line">
            <chart:data-point chart:repeated="6"/>
          </chart:series>
          <chart:series chart:style-name="ch10" chart:values-cell-range-address="DISKWRITE.D2:DISKWRITE.D7" chart:label-cell-address="DISKWRITE.D1:DISKWRITE.D1" chart:class="chart:line">
            <chart:data-point chart:repeated="6"/>
          </chart:series>
          <chart:series chart:style-name="ch11" chart:values-cell-range-address="DISKWRITE.E2:DISKWRITE.E7" chart:label-cell-address="DISKWRITE.E1:DISKWRITE.E1" chart:class="chart:line">
            <chart:data-point chart:repeated="6"/>
          </chart:series>
          <chart:series chart:style-name="ch12" chart:values-cell-range-address="DISKWRITE.F2:DISKWRITE.F7" chart:label-cell-address="DISKWRITE.F1:DISKWRITE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7">10:54:14</text:p>
              </table:table-cell>
              <table:table-cell office:value-type="float" office:value="0">
                <text:p text:id="DISKWRITE.B2:DISKWRITE.B7">0</text:p>
              </table:table-cell>
              <table:table-cell office:value-type="float" office:value="0">
                <text:p text:id="DISKWRITE.C2:DISKWRITE.C7">0</text:p>
              </table:table-cell>
              <table:table-cell office:value-type="float" office:value="0">
                <text:p text:id="DISKWRITE.D2:DISKWRITE.D7">0</text:p>
              </table:table-cell>
              <table:table-cell office:value-type="float" office:value="0">
                <text:p text:id="DISKWRITE.E2:DISKWRITE.E7">0</text:p>
              </table:table-cell>
              <table:table-cell office:value-type="float" office:value="0">
                <text:p text:id="DISKWRITE.F2:DISKWRITE.F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982.2">
                <text:p>982.2</text:p>
              </table:table-cell>
              <table:table-cell office:value-type="float" office:value="982.2">
                <text:p>98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4854">
                <text:p>4854</text:p>
              </table:table-cell>
              <table:table-cell office:value-type="float" office:value="4854">
                <text:p>4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2439.3">
                <text:p>2439.3</text:p>
              </table:table-cell>
              <table:table-cell office:value-type="float" office:value="2439.3">
                <text:p>243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2252.9">
                <text:p>2252.9</text:p>
              </table:table-cell>
              <table:table-cell office:value-type="float" office:value="2252.9">
                <text:p>225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779.8">
                <text:p>779.8</text:p>
              </table:table-cell>
              <table:table-cell office:value-type="float" office:value="779.8">
                <text:p>77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521cm" svg:y="0.256cm" chart:style-name="ch2">
          <text:p>Disk transfers per second JMeter_Test_90_Threads  9/23/2011</text:p>
        </chart:title>
        <chart:legend chart:legend-position="end" svg:x="33.024cm" svg:y="5.599cm" chart:style-name="ch3"/>
        <chart:plot-area chart:style-name="ch4" table:cell-range-address="DISKXFER.B1:DISKXFER.F1 DISKXFER.B9:DISKXFER.F11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9:DISKXFER.F9" chart:class="chart:bar">
            <chart:data-point chart:repeated="5"/>
          </chart:series>
          <chart:series chart:style-name="ch9" chart:values-cell-range-address="DISKXFER.B10:DISKXFER.F10" chart:class="chart:bar">
            <chart:data-point chart:repeated="5"/>
          </chart:series>
          <chart:series chart:style-name="ch10" chart:values-cell-range-address="DISKXFER.B11:DISKXFER.F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29.833333333333">
                <text:p text:id="DISKXFER.B9:DISKXFER.F9">129.833333333333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39.6754471544715">
                <text:p text:id="DISKXFER.B10:DISKXFER.F10">39.6754471544715</text:p>
              </table:table-cell>
              <table:table-cell office:value-type="float" office:value="39.6754471544715">
                <text:p>39.6754471544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33.7912195121951">
                <text:p text:id="DISKXFER.B11:DISKXFER.F11">33.7912195121951</text:p>
              </table:table-cell>
              <table:table-cell office:value-type="float" office:value="33.7912195121951">
                <text:p>33.7912195121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521cm" svg:y="0.256cm" chart:style-name="ch2">
          <text:p>Disk transfers per second JMeter_Test_90_Threads  9/23/2011</text:p>
        </chart:title>
        <chart:legend chart:legend-position="end" svg:x="33.368cm" svg:y="5.13cm" chart:style-name="ch3"/>
        <chart:plot-area chart:style-name="ch4" table:cell-range-address="DISKXFER.A1:DISKXFER.F7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7" chart:label-cell-address="DISKXFER.B1:DISKXFER.B1" chart:class="chart:line">
            <chart:data-point chart:repeated="6"/>
          </chart:series>
          <chart:series chart:style-name="ch9" chart:values-cell-range-address="DISKXFER.C2:DISKXFER.C7" chart:label-cell-address="DISKXFER.C1:DISKXFER.C1" chart:class="chart:line">
            <chart:data-point chart:repeated="6"/>
          </chart:series>
          <chart:series chart:style-name="ch10" chart:values-cell-range-address="DISKXFER.D2:DISKXFER.D7" chart:label-cell-address="DISKXFER.D1:DISKXFER.D1" chart:class="chart:line">
            <chart:data-point chart:repeated="6"/>
          </chart:series>
          <chart:series chart:style-name="ch11" chart:values-cell-range-address="DISKXFER.E2:DISKXFER.E7" chart:label-cell-address="DISKXFER.E1:DISKXFER.E1" chart:class="chart:line">
            <chart:data-point chart:repeated="6"/>
          </chart:series>
          <chart:series chart:style-name="ch12" chart:values-cell-range-address="DISKXFER.F2:DISKXFER.F7" chart:label-cell-address="DISKXFER.F1:DISKXFER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7">10:54:14</text:p>
              </table:table-cell>
              <table:table-cell office:value-type="float" office:value="0">
                <text:p text:id="DISKXFER.B2:DISKXFER.B7">0</text:p>
              </table:table-cell>
              <table:table-cell office:value-type="float" office:value="0">
                <text:p text:id="DISKXFER.C2:DISKXFER.C7">0</text:p>
              </table:table-cell>
              <table:table-cell office:value-type="float" office:value="0">
                <text:p text:id="DISKXFER.D2:DISKXFER.D7">0</text:p>
              </table:table-cell>
              <table:table-cell office:value-type="float" office:value="0">
                <text:p text:id="DISKXFER.E2:DISKXFER.E7">0</text:p>
              </table:table-cell>
              <table:table-cell office:value-type="float" office:value="0">
                <text:p text:id="DISKXFER.F2:DISKXFER.F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117.5">
                <text:p>117.5</text:p>
              </table:table-cell>
              <table:table-cell office:value-type="float" office:value="117.5">
                <text:p>1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181.8">
                <text:p>181.8</text:p>
              </table:table-cell>
              <table:table-cell office:value-type="float" office:value="181.8">
                <text:p>18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203.3">
                <text:p>203.3</text:p>
              </table:table-cell>
              <table:table-cell office:value-type="float" office:value="203.3">
                <text:p>20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191.4">
                <text:p>191.4</text:p>
              </table:table-cell>
              <table:table-cell office:value-type="float" office:value="191.4">
                <text:p>19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9/23/2011</text:p>
        </chart:title>
        <chart:legend chart:legend-position="end" svg:x="33.262cm" svg:y="5.599cm" chart:style-name="ch3"/>
        <chart:plot-area chart:style-name="ch4" table:cell-range-address="JFSFILE.B1:JFSFILE.F1 JFSFILE.A9:JFSFILE.F11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9:JFSFILE.F9" chart:label-cell-address="JFSFILE.A9:JFSFILE.A9" chart:class="chart:bar">
            <chart:data-point chart:repeated="5"/>
          </chart:series>
          <chart:series chart:style-name="ch9" chart:values-cell-range-address="JFSFILE.B10:JFSFILE.F10" chart:label-cell-address="JFSFILE.A10:JFSFILE.A10" chart:class="chart:bar">
            <chart:data-point chart:repeated="5"/>
          </chart:series>
          <chart:series chart:style-name="ch10" chart:values-cell-range-address="JFSFILE.B11:JFSFILE.F11" chart:label-cell-address="JFSFILE.A11:JFSFILE.A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9:JFSFILE.A9">Avg.</text:p>
              </table:table-cell>
              <table:table-cell office:value-type="float" office:value="41.6833333333333">
                <text:p text:id="JFSFILE.B9:JFSFILE.F9">41.6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WAvg.</text:p>
              </table:table-cell>
              <table:table-cell office:value-type="float" office:value="0.00715047314407968">
                <text:p text:id="JFSFILE.B10:JFSFILE.F10">0.0071504731440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1:JFSFILE.A11">Max.</text:p>
              </table:table-cell>
              <table:table-cell office:value-type="float" office:value="0.609516193522587">
                <text:p text:id="JFSFILE.B11:JFSFILE.F11">0.609516193522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90_Threads  9/23/2011</text:p>
        </chart:title>
        <chart:legend chart:legend-position="end" svg:x="32.652cm" svg:y="6.067cm" chart:style-name="ch3"/>
        <chart:plot-area chart:style-name="ch4" table:cell-range-address="MEM.A2:MEM.A7 MEM.F1:MEM.F7" chart:data-source-has-labels="both" svg:x="0.708cm" svg:y="1.281cm" svg:width="31.237cm" svg:height="11.044cm">
          <chart:axis chart:dimension="x" chart:name="primary-x" chart:style-name="ch5">
            <chart:categories table:cell-range-address="MEM.A2:MEM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7" chart:label-cell-address="MEM.F1:MEM.F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0:54:14</text:p>
              </table:table-cell>
              <table:table-cell office:value-type="float" office:value="1644.3">
                <text:p text:id="MEM.F2:MEM.F7">1644.3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1565.4">
                <text:p>1565.4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1547.3">
                <text:p>1547.3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1535.2">
                <text:p>1535.2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1564.3">
                <text:p>1564.3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1630.4">
                <text:p>1630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7" chart:data-source-has-labels="both" svg:x="0.708cm" svg:y="0.256cm" svg:width="31.105cm" svg:height="12.066cm">
          <chart:axis chart:dimension="x" chart:name="primary-x" chart:style-name="ch4">
            <chart:categories table:cell-range-address="MEM.A2:MEM.A7"/>
          </chart:axis>
          <chart:axis chart:dimension="y" chart:name="primary-y" chart:style-name="ch5"/>
          <chart:series chart:style-name="ch6" chart:values-cell-range-address="MEM.B2:MEM.B7" chart:label-cell-address="MEM.B1:MEM.B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0:54:14</text:p>
              </table:table-cell>
              <table:table-cell office:value-type="float" office:value="4026.9">
                <text:p text:id="MEM.B2:MEM.B7">4026.9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90_Threads  9/23/2011</text:p>
        </chart:title>
        <chart:legend chart:legend-position="end" svg:x="33.209cm" svg:y="5.599cm" chart:style-name="ch3"/>
        <chart:plot-area chart:style-name="ch4" table:cell-range-address="CPU_ALL.A1:CPU_ALL.D7" chart:data-source-has-labels="both" svg:x="0.713cm" svg:y="1.281cm" svg:width="31.784cm" svg:height="11.044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/>
          <chart:series chart:style-name="ch7" chart:values-cell-range-address="CPU_ALL.B2:CPU_ALL.B7" chart:label-cell-address="CPU_ALL.B1:CPU_ALL.B1" chart:class="chart:area">
            <chart:data-point chart:repeated="6"/>
          </chart:series>
          <chart:series chart:style-name="ch8" chart:values-cell-range-address="CPU_ALL.C2:CPU_ALL.C7" chart:label-cell-address="CPU_ALL.C1:CPU_ALL.C1" chart:class="chart:area">
            <chart:data-point chart:repeated="6"/>
          </chart:series>
          <chart:series chart:style-name="ch9" chart:values-cell-range-address="CPU_ALL.D2:CPU_ALL.D7" chart:label-cell-address="CPU_ALL.D1:CPU_ALL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0:54:14</text:p>
              </table:table-cell>
              <table:table-cell office:value-type="float" office:value="1.2">
                <text:p text:id="CPU_ALL.B2:CPU_ALL.B7">1.2</text:p>
              </table:table-cell>
              <table:table-cell office:value-type="float" office:value="0.5">
                <text:p text:id="CPU_ALL.C2:CPU_ALL.C7">0.5</text:p>
              </table:table-cell>
              <table:table-cell office:value-type="float" office:value="0">
                <text:p text:id="CPU_ALL.D2:CPU_ALL.D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27.1">
                <text:p>27.1</text:p>
              </table:table-cell>
              <table:table-cell office:value-type="float" office:value="4.5">
                <text:p>4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36.9">
                <text:p>36.9</text:p>
              </table:table-cell>
              <table:table-cell office:value-type="float" office:value="6.2">
                <text:p>6.2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32.3">
                <text:p>32.3</text:p>
              </table:table-cell>
              <table:table-cell office:value-type="float" office:value="5.7">
                <text:p>5.7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37.6">
                <text:p>37.6</text:p>
              </table:table-cell>
              <table:table-cell office:value-type="float" office:value="6.5">
                <text:p>6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21.3">
                <text:p>21.3</text:p>
              </table:table-cell>
              <table:table-cell office:value-type="float" office:value="3.7">
                <text:p>3.7</text:p>
              </table:table-cell>
              <table:table-cell office:value-type="float" office:value="5.3">
                <text:p>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90_Threads (KB/s) - 9/23/2011</text:p>
        </chart:title>
        <chart:legend chart:legend-position="end" svg:x="31.781cm" svg:y="5.833cm" chart:style-name="ch3"/>
        <chart:plot-area chart:style-name="ch4" table:cell-range-address="NET.A2:NET.A7 NET.H1:NET.I7" chart:data-source-has-labels="both" svg:x="0.713cm" svg:y="1.281cm" svg:width="30.356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I2:NET.I7" chart:label-cell-address="NET.I1:NET.I1" chart:class="chart:area">
            <chart:data-point chart:repeated="6"/>
          </chart:series>
          <chart:series chart:style-name="ch8" chart:values-cell-range-address="NET.H2:NET.H7" chart:label-cell-address="NET.H1:NET.H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0:54:14</text:p>
              </table:table-cell>
              <table:table-cell office:value-type="float" office:value="-0.2">
                <text:p text:id="NET.I2:NET.I7">-0.2</text:p>
              </table:table-cell>
              <table:table-cell office:value-type="float" office:value="1">
                <text:p text:id="NET.H2:NET.H7">1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-1110.1">
                <text:p>-1110.1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-682.6">
                <text:p>-682.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-340.6">
                <text:p>-340.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-342.2">
                <text:p>-342.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-181">
                <text:p>-181</text:p>
              </table:table-cell>
              <table:table-cell office:value-type="float" office:value="15.3">
                <text:p>15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90_Threads (KB/s)  9/23/2011</text:p>
        </chart:title>
        <chart:legend chart:legend-position="end" svg:x="33.262cm" svg:y="5.598cm" chart:style-name="ch3"/>
        <chart:plot-area chart:style-name="ch4" table:cell-range-address="NET.B1:NET.E1 NET.A9:NET.E11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9:NET.E9" chart:label-cell-address="NET.A9:NET.A9" chart:class="chart:bar">
            <chart:data-point chart:repeated="4"/>
          </chart:series>
          <chart:series chart:style-name="ch9" chart:values-cell-range-address="NET.B10:NET.E10" chart:label-cell-address="NET.A10:NET.A10" chart:class="chart:bar">
            <chart:data-point chart:repeated="4"/>
          </chart:series>
          <chart:series chart:style-name="ch10" chart:values-cell-range-address="NET.B11:NET.E11" chart:label-cell-address="NET.A11:N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9:NET.A9">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20.6333333333333">
                <text:p>20.6333333333333</text:p>
              </table:table-cell>
              <table:table-cell office:value-type="float" office:value="0">
                <text:p>0</text:p>
              </table:table-cell>
              <table:table-cell office:value-type="float" office:value="442.783333333333">
                <text:p>442.783333333333</text:p>
              </table:table-cell>
            </table:table-row>
            <table:table-row>
              <table:table-cell office:value-type="string">
                <text:p text:id="NET.A10:NET.A10">WAvg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7.42918686052773">
                <text:p>7.42918686052773</text:p>
              </table:table-cell>
              <table:table-cell office:value-type="float" office:value="0">
                <text:p>0</text:p>
              </table:table-cell>
              <table:table-cell office:value-type="float" office:value="296.530480796979">
                <text:p>296.530480796979</text:p>
              </table:table-cell>
            </table:table-row>
            <table:table-row>
              <table:table-cell office:value-type="string">
                <text:p text:id="NET.A11:NET.A11">Max.</text:p>
              </table:table-cell>
              <table:table-cell office:value-type="float" office:value="0">
                <text:p text:id="NET.B11:NET.E11">0</text:p>
              </table:table-cell>
              <table:table-cell office:value-type="float" office:value="13.1374798061389">
                <text:p>13.1374798061389</text:p>
              </table:table-cell>
              <table:table-cell office:value-type="float" office:value="0">
                <text:p>0</text:p>
              </table:table-cell>
              <table:table-cell office:value-type="float" office:value="370.786185869688">
                <text:p>370.78618586968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90_Threads (KB/s)  9/23/2011</text:p>
        </chart:title>
        <chart:legend chart:legend-position="end" svg:x="32.68cm" svg:y="5.365cm" chart:style-name="ch3"/>
        <chart:plot-area chart:style-name="ch4" table:cell-range-address="NET.A1:NET.E7" chart:data-source-has-labels="both" svg:x="0.713cm" svg:y="1.281cm" svg:width="31.255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B2:NET.B7" chart:label-cell-address="NET.B1:NET.B1" chart:class="chart:area">
            <chart:data-point chart:repeated="6"/>
          </chart:series>
          <chart:series chart:style-name="ch8" chart:values-cell-range-address="NET.C2:NET.C7" chart:label-cell-address="NET.C1:NET.C1" chart:class="chart:area">
            <chart:data-point chart:repeated="6"/>
          </chart:series>
          <chart:series chart:style-name="ch9" chart:values-cell-range-address="NET.D2:NET.D7" chart:label-cell-address="NET.D1:NET.D1" chart:class="chart:area">
            <chart:data-point chart:repeated="6"/>
          </chart:series>
          <chart:series chart:style-name="ch10" chart:values-cell-range-address="NET.E2:NET.E7" chart:label-cell-address="NET.E1:NET.E1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0:54:14</text:p>
              </table:table-cell>
              <table:table-cell office:value-type="float" office:value="0">
                <text:p text:id="NET.B2:NET.B7">0</text:p>
              </table:table-cell>
              <table:table-cell office:value-type="float" office:value="1">
                <text:p text:id="NET.C2:NET.C7">1</text:p>
              </table:table-cell>
              <table:table-cell office:value-type="float" office:value="0">
                <text:p text:id="NET.D2:NET.D7">0</text:p>
              </table:table-cell>
              <table:table-cell office:value-type="float" office:value="0.2">
                <text:p text:id="NET.E2:NET.E7">0.2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0">
                <text:p>0</text:p>
              </table:table-cell>
              <table:table-cell office:value-type="float" office:value="41.2">
                <text:p>41.2</text:p>
              </table:table-cell>
              <table:table-cell office:value-type="float" office:value="0">
                <text:p>0</text:p>
              </table:table-cell>
              <table:table-cell office:value-type="float" office:value="1110.1">
                <text:p>1110.1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0">
                <text:p>0</text:p>
              </table:table-cell>
              <table:table-cell office:value-type="float" office:value="29.1">
                <text:p>29.1</text:p>
              </table:table-cell>
              <table:table-cell office:value-type="float" office:value="0">
                <text:p>0</text:p>
              </table:table-cell>
              <table:table-cell office:value-type="float" office:value="682.6">
                <text:p>682.6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0">
                <text:p>0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  <table:table-cell office:value-type="float" office:value="340.6">
                <text:p>340.6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  <table:table-cell office:value-type="float" office:value="342.2">
                <text:p>342.2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0">
                <text:p>0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90_Threads  9/23/2011</text:p>
        </chart:title>
        <chart:legend chart:legend-position="end" svg:x="33.262cm" svg:y="5.599cm" chart:style-name="ch3"/>
        <chart:plot-area chart:style-name="ch4" table:cell-range-address="NETPACKET.B1:NETPACKET.E1 NETPACKET.A9:NETPACKET.E11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9:NETPACKET.E9" chart:label-cell-address="NETPACKET.A9:NETPACKET.A9" chart:class="chart:bar">
            <chart:data-point chart:repeated="4"/>
          </chart:series>
          <chart:series chart:style-name="ch9" chart:values-cell-range-address="NETPACKET.B10:NETPACKET.E10" chart:label-cell-address="NETPACKET.A10:NETPACKET.A10" chart:class="chart:bar">
            <chart:data-point chart:repeated="4"/>
          </chart:series>
          <chart:series chart:style-name="ch10" chart:values-cell-range-address="NETPACKET.B11:NETPACKET.E11" chart:label-cell-address="NETPACKET.A11:NETPACK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9:NETPACKET.A9">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87.933333333333">
                <text:p>187.933333333333</text:p>
              </table:table-cell>
              <table:table-cell office:value-type="float" office:value="0">
                <text:p>0</text:p>
              </table:table-cell>
              <table:table-cell office:value-type="float" office:value="338.816666666667">
                <text:p>338.816666666667</text:p>
              </table:table-cell>
            </table:table-row>
            <table:table-row>
              <table:table-cell office:value-type="string">
                <text:p text:id="NETPACKET.A10:NETPACKET.A10">WAvg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00.570072129597">
                <text:p>100.570072129597</text:p>
              </table:table-cell>
              <table:table-cell office:value-type="float" office:value="0">
                <text:p>0</text:p>
              </table:table-cell>
              <table:table-cell office:value-type="float" office:value="215.666510075918">
                <text:p>215.666510075918</text:p>
              </table:table-cell>
            </table:table-row>
            <table:table-row>
              <table:table-cell office:value-type="string">
                <text:p text:id="NETPACKET.A11:NETPACKET.A11">Max.</text:p>
              </table:table-cell>
              <table:table-cell office:value-type="float" office:value="0">
                <text:p text:id="NETPACKET.B11:NETPACKET.E11">0</text:p>
              </table:table-cell>
              <table:table-cell office:value-type="float" office:value="156.59659453707">
                <text:p>156.59659453707</text:p>
              </table:table-cell>
              <table:table-cell office:value-type="float" office:value="0">
                <text:p>0</text:p>
              </table:table-cell>
              <table:table-cell office:value-type="float" office:value="280.716823257415">
                <text:p>280.71682325741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90_Threads  9/23/2011</text:p>
        </chart:title>
        <chart:legend chart:legend-position="end" svg:x="32.389cm" svg:y="5.364cm" chart:style-name="ch3"/>
        <chart:plot-area chart:style-name="ch4" table:cell-range-address="NETPACKET.A1:NETPACKET.E7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7" chart:label-cell-address="NETPACKET.B1:NETPACKET.B1" chart:class="chart:line">
            <chart:data-point chart:repeated="6"/>
          </chart:series>
          <chart:series chart:style-name="ch9" chart:values-cell-range-address="NETPACKET.C2:NETPACKET.C7" chart:label-cell-address="NETPACKET.C1:NETPACKET.C1" chart:class="chart:line">
            <chart:data-point chart:repeated="6"/>
          </chart:series>
          <chart:series chart:style-name="ch10" chart:values-cell-range-address="NETPACKET.D2:NETPACKET.D7" chart:label-cell-address="NETPACKET.D1:NETPACKET.D1" chart:class="chart:line">
            <chart:data-point chart:repeated="6"/>
          </chart:series>
          <chart:series chart:style-name="ch11" chart:values-cell-range-address="NETPACKET.E2:NETPACKET.E7" chart:label-cell-address="NETPACKET.E1:NETPACKET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7">10:54:14</text:p>
              </table:table-cell>
              <table:table-cell office:value-type="float" office:value="0">
                <text:p text:id="NETPACKET.B2:NETPACKET.B7">0</text:p>
              </table:table-cell>
              <table:table-cell office:value-type="float" office:value="17.2">
                <text:p text:id="NETPACKET.C2:NETPACKET.C7">17.2</text:p>
              </table:table-cell>
              <table:table-cell office:value-type="float" office:value="0">
                <text:p text:id="NETPACKET.D2:NETPACKET.D7">0</text:p>
              </table:table-cell>
              <table:table-cell office:value-type="float" office:value="0.9">
                <text:p text:id="NETPACKET.E2:NETPACKET.E7">0.9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0">
                <text:p>0</text:p>
              </table:table-cell>
              <table:table-cell office:value-type="float" office:value="445.1">
                <text:p>445.1</text:p>
              </table:table-cell>
              <table:table-cell office:value-type="float" office:value="0">
                <text:p>0</text:p>
              </table:table-cell>
              <table:table-cell office:value-type="float" office:value="835.2">
                <text:p>835.2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0">
                <text:p>0</text:p>
              </table:table-cell>
              <table:table-cell office:value-type="float" office:value="271.5">
                <text:p>271.5</text:p>
              </table:table-cell>
              <table:table-cell office:value-type="float" office:value="0">
                <text:p>0</text:p>
              </table:table-cell>
              <table:table-cell office:value-type="float" office:value="516.5">
                <text:p>516.5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0">
                <text:p>0</text:p>
              </table:table-cell>
              <table:table-cell office:value-type="float" office:value="145.2">
                <text:p>145.2</text:p>
              </table:table-cell>
              <table:table-cell office:value-type="float" office:value="0">
                <text:p>0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0">
                <text:p>0</text:p>
              </table:table-cell>
              <table:table-cell office:value-type="float" office:value="148.9">
                <text:p>148.9</text:p>
              </table:table-cell>
              <table:table-cell office:value-type="float" office:value="0">
                <text:p>0</text:p>
              </table:table-cell>
              <table:table-cell office:value-type="float" office:value="267.7">
                <text:p>267.7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  <table:table-cell office:value-type="float" office:value="0">
                <text:p>0</text:p>
              </table:table-cell>
              <table:table-cell office:value-type="float" office:value="151.1">
                <text:p>151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9/23/2011</text:p>
        </chart:title>
        <chart:legend chart:legend-position="end" svg:x="32.68cm" svg:y="5.833cm" chart:style-name="ch3"/>
        <chart:plot-area chart:style-name="ch4" table:cell-range-address="PROC.A1:PROC.C7" chart:data-source-has-labels="both" svg:x="0.713cm" svg:y="1.281cm" svg:width="31.255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7" chart:label-cell-address="PROC.B1:PROC.B1" chart:class="chart:line">
            <chart:data-point chart:repeated="6"/>
          </chart:series>
          <chart:series chart:style-name="ch9" chart:values-cell-range-address="PROC.C2:PROC.C7" chart:label-cell-address="PROC.C1:PROC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0:54:14</text:p>
              </table:table-cell>
              <table:table-cell office:value-type="float" office:value="1">
                <text:p text:id="PROC.B2:PROC.B7">1</text:p>
              </table:table-cell>
              <table:table-cell office:value-type="float" office:value="-1">
                <text:p text:id="PROC.C2:PROC.C7">-1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27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90_Threads  9/23/2011</text:p>
        </chart:title>
        <chart:legend chart:legend-position="end" svg:x="32.76cm" svg:y="5.832cm" chart:style-name="ch3"/>
        <chart:plot-area chart:style-name="ch4" table:cell-range-address="PROC.A2:PROC.A7 PROC.D2:PROC.E7" chart:data-source-has-labels="column" svg:x="0.713cm" svg:y="1.281cm" svg:width="31.335cm" svg:height="11.041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7" chart:class="chart:line">
            <chart:data-point chart:repeated="6"/>
          </chart:series>
          <chart:series chart:style-name="ch9" chart:values-cell-range-address="PROC.E2:PROC.E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0:54:14</text:p>
              </table:table-cell>
              <table:table-cell office:value-type="float" office:value="0">
                <text:p text:id="PROC.D2:PROC.D7">0</text:p>
              </table:table-cell>
              <table:table-cell office:value-type="float" office:value="-1">
                <text:p text:id="PROC.E2:PROC.E7">-1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1795.4">
                <text:p>1795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1803.3">
                <text:p>1803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1632.6">
                <text:p>1632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1739.2">
                <text:p>1739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1315.1">
                <text:p>1315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9/23/2011</text:p>
        </chart:title>
        <chart:legend chart:legend-position="end" svg:x="32.76cm" svg:y="5.833cm" chart:style-name="ch3"/>
        <chart:plot-area chart:style-name="ch4" table:cell-range-address="PROC.A2:PROC.A7 PROC.H2:PROC.I7" chart:data-source-has-labels="column" svg:x="0.713cm" svg:y="1.281cm" svg:width="31.335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7" chart:class="chart:line">
            <chart:data-point chart:repeated="6"/>
          </chart:series>
          <chart:series chart:style-name="ch9" chart:values-cell-range-address="PROC.I2:PROC.I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0:54:14</text:p>
              </table:table-cell>
              <table:table-cell office:value-type="float" office:value="0">
                <text:p text:id="PROC.H2:PROC.H7">0</text:p>
              </table:table-cell>
              <table:table-cell office:value-type="float" office:value="-1">
                <text:p text:id="PROC.I2:PROC.I7">-1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22.9">
                <text:p>22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9.8">
                <text:p>9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7.6">
                <text:p>7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7.7">
                <text:p>7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7.3">
                <text:p>7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9/23/2011</text:p>
        </chart:title>
        <chart:legend chart:legend-position="end" svg:x="32.998cm" svg:y="5.833cm" chart:style-name="ch3"/>
        <chart:plot-area chart:style-name="ch4" table:cell-range-address="VM.A2:VM.A7 VM.H1:VM.I7" chart:data-source-has-labels="both" svg:x="0.713cm" svg:y="1.281cm" svg:width="31.573cm" svg:height="11.044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H2:VM.H7" chart:label-cell-address="VM.H1:VM.H1" chart:class="chart:area">
            <chart:data-point chart:repeated="6"/>
          </chart:series>
          <chart:series chart:style-name="ch8" chart:values-cell-range-address="VM.I2:VM.I7" chart:label-cell-address="VM.I1:VM.I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0:54:14</text:p>
              </table:table-cell>
              <table:table-cell office:value-type="float" office:value="-1">
                <text:p text:id="VM.H2:VM.H7">-1</text:p>
              </table:table-cell>
              <table:table-cell office:value-type="float" office:value="-1">
                <text:p text:id="VM.I2:VM.I7">-1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9/23/2011</text:p>
        </chart:title>
        <chart:legend chart:legend-position="end" svg:x="32.918cm" svg:y="5.832cm" chart:style-name="ch3"/>
        <chart:plot-area chart:style-name="ch4" table:cell-range-address="VM.A2:VM.A7 VM.J1:VM.K7" chart:data-source-has-labels="both" svg:x="0.713cm" svg:y="1.281cm" svg:width="31.493cm" svg:height="11.041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J2:VM.J7" chart:label-cell-address="VM.J1:VM.J1" chart:class="chart:area">
            <chart:data-point chart:repeated="6"/>
          </chart:series>
          <chart:series chart:style-name="ch8" chart:values-cell-range-address="VM.K2:VM.K7" chart:label-cell-address="VM.K1:VM.K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0:54:14</text:p>
              </table:table-cell>
              <table:table-cell office:value-type="float" office:value="-1">
                <text:p text:id="VM.J2:VM.J7">-1</text:p>
              </table:table-cell>
              <table:table-cell office:value-type="float" office:value="-1">
                <text:p text:id="VM.K2:VM.K7">-1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7 CPU_ALL.G1:CPU_ALL.G7" chart:data-source-has-labels="both" svg:x="0.713cm" svg:y="0.256cm" svg:width="31.996cm" svg:height="12.066cm">
          <chart:axis chart:dimension="x" chart:name="primary-x" chart:style-name="ch4">
            <chart:categories table:cell-range-address="CPU_ALL.A2:CPU_ALL.A7"/>
          </chart:axis>
          <chart:axis chart:dimension="y" chart:name="primary-y" chart:style-name="ch5"/>
          <chart:series chart:style-name="ch6" chart:values-cell-range-address="CPU_ALL.G2:CPU_ALL.G7" chart:label-cell-address="CPU_ALL.G1:CPU_ALL.G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0:54:14</text:p>
              </table:table-cell>
              <table:table-cell office:value-type="float" office:value="4">
                <text:p text:id="CPU_ALL.G2:CPU_ALL.G7">4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90_Threads  9/23/2011</text:p>
        </chart:title>
        <chart:legend chart:legend-position="end" svg:x="33.209cm" svg:y="5.599cm" chart:style-name="ch3"/>
        <chart:plot-area chart:style-name="ch4" table:cell-range-address="CPU01.A1:CPU01.D7" chart:data-source-has-labels="both" svg:x="0.713cm" svg:y="1.281cm" svg:width="31.784cm" svg:height="11.044cm">
          <chart:axis chart:dimension="x" chart:name="primary-x" chart:style-name="ch5">
            <chart:categories table:cell-range-address="CPU01.A2:CPU01.A7"/>
          </chart:axis>
          <chart:axis chart:dimension="y" chart:name="primary-y" chart:style-name="ch6"/>
          <chart:series chart:style-name="ch7" chart:values-cell-range-address="CPU01.B2:CPU01.B7" chart:label-cell-address="CPU01.B1:CPU01.B1" chart:class="chart:area">
            <chart:data-point chart:repeated="6"/>
          </chart:series>
          <chart:series chart:style-name="ch8" chart:values-cell-range-address="CPU01.C2:CPU01.C7" chart:label-cell-address="CPU01.C1:CPU01.C1" chart:class="chart:area">
            <chart:data-point chart:repeated="6"/>
          </chart:series>
          <chart:series chart:style-name="ch9" chart:values-cell-range-address="CPU01.D2:CPU01.D7" chart:label-cell-address="CPU01.D1:CPU01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7">10:54:14</text:p>
              </table:table-cell>
              <table:table-cell office:value-type="float" office:value="0.4">
                <text:p text:id="CPU01.B2:CPU01.B7">0.4</text:p>
              </table:table-cell>
              <table:table-cell office:value-type="float" office:value="0.2">
                <text:p text:id="CPU01.C2:CPU01.C7">0.2</text:p>
              </table:table-cell>
              <table:table-cell office:value-type="float" office:value="0">
                <text:p text:id="CPU01.D2:CPU01.D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23.7">
                <text:p>23.7</text:p>
              </table:table-cell>
              <table:table-cell office:value-type="float" office:value="4">
                <text:p>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30.8">
                <text:p>30.8</text:p>
              </table:table-cell>
              <table:table-cell office:value-type="float" office:value="4.3">
                <text:p>4.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23">
                <text:p>23</text:p>
              </table:table-cell>
              <table:table-cell office:value-type="float" office:value="4.3">
                <text:p>4.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33.2">
                <text:p>33.2</text:p>
              </table:table-cell>
              <table:table-cell office:value-type="float" office:value="4.9">
                <text:p>4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22.3">
                <text:p>22.3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90_Threads  9/23/2011</text:p>
        </chart:title>
        <chart:legend chart:legend-position="end" svg:x="33.209cm" svg:y="5.599cm" chart:style-name="ch3"/>
        <chart:plot-area chart:style-name="ch4" table:cell-range-address="CPU02.A1:CPU02.D7" chart:data-source-has-labels="both" svg:x="0.713cm" svg:y="1.281cm" svg:width="31.784cm" svg:height="11.044cm">
          <chart:axis chart:dimension="x" chart:name="primary-x" chart:style-name="ch5">
            <chart:categories table:cell-range-address="CPU02.A2:CPU02.A7"/>
          </chart:axis>
          <chart:axis chart:dimension="y" chart:name="primary-y" chart:style-name="ch6"/>
          <chart:series chart:style-name="ch7" chart:values-cell-range-address="CPU02.B2:CPU02.B7" chart:label-cell-address="CPU02.B1:CPU02.B1" chart:class="chart:area">
            <chart:data-point chart:repeated="6"/>
          </chart:series>
          <chart:series chart:style-name="ch8" chart:values-cell-range-address="CPU02.C2:CPU02.C7" chart:label-cell-address="CPU02.C1:CPU02.C1" chart:class="chart:area">
            <chart:data-point chart:repeated="6"/>
          </chart:series>
          <chart:series chart:style-name="ch9" chart:values-cell-range-address="CPU02.D2:CPU02.D7" chart:label-cell-address="CPU02.D1:CPU02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7">10:54:14</text:p>
              </table:table-cell>
              <table:table-cell office:value-type="float" office:value="0.4">
                <text:p text:id="CPU02.B2:CPU02.B7">0.4</text:p>
              </table:table-cell>
              <table:table-cell office:value-type="float" office:value="0.2">
                <text:p text:id="CPU02.C2:CPU02.C7">0.2</text:p>
              </table:table-cell>
              <table:table-cell office:value-type="float" office:value="0">
                <text:p text:id="CPU02.D2:CPU02.D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26.9">
                <text:p>26.9</text:p>
              </table:table-cell>
              <table:table-cell office:value-type="float" office:value="4.3">
                <text:p>4.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40.4">
                <text:p>40.4</text:p>
              </table:table-cell>
              <table:table-cell office:value-type="float" office:value="5.8">
                <text:p>5.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30.7">
                <text:p>30.7</text:p>
              </table:table-cell>
              <table:table-cell office:value-type="float" office:value="5.4">
                <text:p>5.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35.1">
                <text:p>35.1</text:p>
              </table:table-cell>
              <table:table-cell office:value-type="float" office:value="6">
                <text:p>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21.6">
                <text:p>21.6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90_Threads  9/23/2011</text:p>
        </chart:title>
        <chart:legend chart:legend-position="end" svg:x="33.209cm" svg:y="5.599cm" chart:style-name="ch3"/>
        <chart:plot-area chart:style-name="ch4" table:cell-range-address="CPU03.A1:CPU03.D7" chart:data-source-has-labels="both" svg:x="0.713cm" svg:y="1.281cm" svg:width="31.784cm" svg:height="11.044cm">
          <chart:axis chart:dimension="x" chart:name="primary-x" chart:style-name="ch5">
            <chart:categories table:cell-range-address="CPU03.A2:CPU03.A7"/>
          </chart:axis>
          <chart:axis chart:dimension="y" chart:name="primary-y" chart:style-name="ch6"/>
          <chart:series chart:style-name="ch7" chart:values-cell-range-address="CPU03.B2:CPU03.B7" chart:label-cell-address="CPU03.B1:CPU03.B1" chart:class="chart:area">
            <chart:data-point chart:repeated="6"/>
          </chart:series>
          <chart:series chart:style-name="ch8" chart:values-cell-range-address="CPU03.C2:CPU03.C7" chart:label-cell-address="CPU03.C1:CPU03.C1" chart:class="chart:area">
            <chart:data-point chart:repeated="6"/>
          </chart:series>
          <chart:series chart:style-name="ch9" chart:values-cell-range-address="CPU03.D2:CPU03.D7" chart:label-cell-address="CPU03.D1:CPU03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7">10:54:14</text:p>
              </table:table-cell>
              <table:table-cell office:value-type="float" office:value="0.4">
                <text:p text:id="CPU03.B2:CPU03.B7">0.4</text:p>
              </table:table-cell>
              <table:table-cell office:value-type="float" office:value="0.2">
                <text:p text:id="CPU03.C2:CPU03.C7">0.2</text:p>
              </table:table-cell>
              <table:table-cell office:value-type="float" office:value="0">
                <text:p text:id="CPU03.D2:CPU03.D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30.4">
                <text:p>30.4</text:p>
              </table:table-cell>
              <table:table-cell office:value-type="float" office:value="4.4">
                <text:p>4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37.4">
                <text:p>37.4</text:p>
              </table:table-cell>
              <table:table-cell office:value-type="float" office:value="5.9">
                <text:p>5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28.1">
                <text:p>28.1</text:p>
              </table:table-cell>
              <table:table-cell office:value-type="float" office:value="5.3">
                <text:p>5.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40.3">
                <text:p>40.3</text:p>
              </table:table-cell>
              <table:table-cell office:value-type="float" office:value="5.9">
                <text:p>5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22.7">
                <text:p>22.7</text:p>
              </table:table-cell>
              <table:table-cell office:value-type="float" office:value="3.7">
                <text:p>3.7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90_Threads  9/23/2011</text:p>
        </chart:title>
        <chart:legend chart:legend-position="end" svg:x="33.209cm" svg:y="5.599cm" chart:style-name="ch3"/>
        <chart:plot-area chart:style-name="ch4" table:cell-range-address="CPU04.A1:CPU04.D7" chart:data-source-has-labels="both" svg:x="0.713cm" svg:y="1.281cm" svg:width="31.784cm" svg:height="11.044cm">
          <chart:axis chart:dimension="x" chart:name="primary-x" chart:style-name="ch5">
            <chart:categories table:cell-range-address="CPU04.A2:CPU04.A7"/>
          </chart:axis>
          <chart:axis chart:dimension="y" chart:name="primary-y" chart:style-name="ch6"/>
          <chart:series chart:style-name="ch7" chart:values-cell-range-address="CPU04.B2:CPU04.B7" chart:label-cell-address="CPU04.B1:CPU04.B1" chart:class="chart:area">
            <chart:data-point chart:repeated="6"/>
          </chart:series>
          <chart:series chart:style-name="ch8" chart:values-cell-range-address="CPU04.C2:CPU04.C7" chart:label-cell-address="CPU04.C1:CPU04.C1" chart:class="chart:area">
            <chart:data-point chart:repeated="6"/>
          </chart:series>
          <chart:series chart:style-name="ch9" chart:values-cell-range-address="CPU04.D2:CPU04.D7" chart:label-cell-address="CPU04.D1:CPU04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7">10:54:14</text:p>
              </table:table-cell>
              <table:table-cell office:value-type="float" office:value="0.4">
                <text:p text:id="CPU04.B2:CPU04.B7">0.4</text:p>
              </table:table-cell>
              <table:table-cell office:value-type="float" office:value="0.2">
                <text:p text:id="CPU04.C2:CPU04.C7">0.2</text:p>
              </table:table-cell>
              <table:table-cell office:value-type="float" office:value="0.1">
                <text:p text:id="CPU04.D2:CPU04.D7">0.1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26.9">
                <text:p>26.9</text:p>
              </table:table-cell>
              <table:table-cell office:value-type="float" office:value="5.4">
                <text:p>5.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38.3">
                <text:p>38.3</text:p>
              </table:table-cell>
              <table:table-cell office:value-type="float" office:value="8.7">
                <text:p>8.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47.4">
                <text:p>47.4</text:p>
              </table:table-cell>
              <table:table-cell office:value-type="float" office:value="7.9">
                <text:p>7.9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41.6">
                <text:p>41.6</text:p>
              </table:table-cell>
              <table:table-cell office:value-type="float" office:value="8.9">
                <text:p>8.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18.5">
                <text:p>18.5</text:p>
              </table:table-cell>
              <table:table-cell office:value-type="float" office:value="4.7">
                <text:p>4.7</text:p>
              </table:table-cell>
              <table:table-cell office:value-type="float" office:value="13.5">
                <text:p>13.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23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2.2333333333333">
                <text:p text:id="CPU_SUMM.B2:CPU_SUMM.B5">22.2333333333333</text:p>
              </table:table-cell>
              <table:table-cell office:value-type="float" office:value="3.45">
                <text:p text:id="CPU_SUMM.C2:CPU_SUMM.C5">3.45</text:p>
              </table:table-cell>
              <table:table-cell office:value-type="float" office:value="5.11666666666667">
                <text:p text:id="CPU_SUMM.D2:CPU_SUMM.D5">5.11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5.85">
                <text:p>25.85</text:p>
              </table:table-cell>
              <table:table-cell office:value-type="float" office:value="4.2">
                <text:p>4.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6.55">
                <text:p>26.55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8.85">
                <text:p>28.85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22.1833333333333">
                <text:p>22.1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90_Threads - 9/23/2011</text:p>
        </chart:title>
        <chart:legend chart:legend-position="end" svg:x="31.793cm" svg:y="5.599cm" chart:style-name="ch3"/>
        <chart:plot-area chart:style-name="ch4" table:cell-range-address="DISK_SUMM.A2:DISK_SUMM.D7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7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7" chart:label-cell-address="DISK_SUMM.B1:DISK_SUMM.B1" chart:class="chart:area">
            <chart:data-point chart:repeated="6"/>
          </chart:series>
          <chart:series chart:attached-axis="primary-y" chart:style-name="ch11" chart:values-cell-range-address="DISK_SUMM.C2:DISK_SUMM.C7" chart:label-cell-address="DISK_SUMM.C1:DISK_SUMM.C1" chart:class="chart:area">
            <chart:data-point chart:repeated="6"/>
          </chart:series>
          <chart:series chart:attached-axis="secondary-y" chart:style-name="ch12" chart:values-cell-range-address="DISK_SUMM.D2:DISK_SUMM.D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7">10:54:14</text:p>
              </table:table-cell>
              <table:table-cell office:value-type="float" office:value="0">
                <text:p text:id="DISK_SUMM.B2:DISK_SUMM.B7">0</text:p>
              </table:table-cell>
              <table:table-cell office:value-type="float" office:value="0">
                <text:p text:id="DISK_SUMM.C2:DISK_SUMM.C7">0</text:p>
              </table:table-cell>
              <table:table-cell office:value-type="float" office:value="0">
                <text:p text:id="DISK_SUMM.D2:DISK_SUMM.D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0">
                <text:p>0</text:p>
              </table:table-cell>
              <table:table-cell office:value-type="float" office:value="1964.4">
                <text:p>1964.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0">
                <text:p>0</text:p>
              </table:table-cell>
              <table:table-cell office:value-type="float" office:value="9708">
                <text:p>9708</text:p>
              </table:table-cell>
              <table:table-cell office:value-type="float" office:value="363.6">
                <text:p>363.6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0">
                <text:p>0</text:p>
              </table:table-cell>
              <table:table-cell office:value-type="float" office:value="4878.6">
                <text:p>4878.6</text:p>
              </table:table-cell>
              <table:table-cell office:value-type="float" office:value="406.6">
                <text:p>406.6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0">
                <text:p>0</text:p>
              </table:table-cell>
              <table:table-cell office:value-type="float" office:value="4505.8">
                <text:p>4505.8</text:p>
              </table:table-cell>
              <table:table-cell office:value-type="float" office:value="382.8">
                <text:p>382.8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0">
                <text:p>0</text:p>
              </table:table-cell>
              <table:table-cell office:value-type="float" office:value="1559.6">
                <text:p>1559.6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90_Threads  9/23/2011</text:p>
        </chart:title>
        <chart:legend chart:legend-position="end" svg:x="33.168cm" svg:y="5.598cm" chart:style-name="ch3"/>
        <chart:plot-area chart:style-name="ch4" table:cell-range-address="DISK_SUMM.B1:DISK_SUMM.D1 DISK_SUMM.A9:DISK_SUMM.D11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9:DISK_SUMM.D9" chart:label-cell-address="DISK_SUMM.A9:DISK_SUMM.A9" chart:class="chart:bar">
            <chart:data-point chart:repeated="3"/>
          </chart:series>
          <chart:series chart:style-name="ch9" chart:values-cell-range-address="DISK_SUMM.B10:DISK_SUMM.D10" chart:label-cell-address="DISK_SUMM.A10:DISK_SUMM.A10" chart:class="chart:bar">
            <chart:data-point chart:repeated="3"/>
          </chart:series>
          <chart:series chart:style-name="ch10" chart:values-cell-range-address="DISK_SUMM.B11:DISK_SUMM.D11" chart:label-cell-address="DISK_SUMM.A11:DISK_SUMM.A1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9:DISK_SUMM.A9">Avg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3769.4">
                <text:p>3769.4</text:p>
              </table:table-cell>
              <table:table-cell office:value-type="float" office:value="259.666666666667">
                <text:p>259.666666666667</text:p>
              </table:table-cell>
            </table:table-row>
            <table:table-row>
              <table:table-cell office:value-type="string">
                <text:p text:id="DISK_SUMM.A10:DISK_SUMM.A10">WAvg.</text:p>
              </table:table-cell>
              <table:table-cell office:value-type="float" office:value="0">
                <text:p text:id="DISK_SUMM.B10:DISK_SUMM.D10">0</text:p>
              </table:table-cell>
              <table:table-cell office:value-type="float" office:value="2625.93502767903">
                <text:p>2625.93502767903</text:p>
              </table:table-cell>
              <table:table-cell office:value-type="float" office:value="79.3508943089431">
                <text:p>79.3508943089431</text:p>
              </table:table-cell>
            </table:table-row>
            <table:table-row>
              <table:table-cell office:value-type="string">
                <text:p text:id="DISK_SUMM.A11:DISK_SUMM.A11">Max.</text:p>
              </table:table-cell>
              <table:table-cell office:value-type="float" office:value="0">
                <text:p text:id="DISK_SUMM.B11:DISK_SUMM.D11">0</text:p>
              </table:table-cell>
              <table:table-cell office:value-type="float" office:value="3312.66497232097">
                <text:p>3312.66497232097</text:p>
              </table:table-cell>
              <table:table-cell office:value-type="float" office:value="67.5824390243903">
                <text:p>67.58243902439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812cm" svg:y="0.256cm" chart:style-name="ch2">
          <text:p>Disk Block Size JMeter_Test_90_Threads (Kbytes)  9/23/2011</text:p>
        </chart:title>
        <chart:legend chart:legend-position="end" svg:x="33.024cm" svg:y="5.599cm" chart:style-name="ch3"/>
        <chart:plot-area chart:style-name="ch4" table:cell-range-address="DISKBSIZE.B1:DISKBSIZE.F1 DISKBSIZE.B9:DISKBSIZE.F11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9:DISKBSIZE.F9" chart:class="chart:bar">
            <chart:data-point chart:repeated="5"/>
          </chart:series>
          <chart:series chart:style-name="ch9" chart:values-cell-range-address="DISKBSIZE.B10:DISKBSIZE.F10" chart:class="chart:bar">
            <chart:data-point chart:repeated="5"/>
          </chart:series>
          <chart:series chart:style-name="ch10" chart:values-cell-range-address="DISKBSIZE.B11:DISKBSIZE.F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1.35">
                <text:p text:id="DISKBSIZE.B9:DISKBSIZE.F9">11.35</text:p>
              </table:table-cell>
              <table:table-cell office:value-type="float" office:value="11.35">
                <text:p>1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5.5564610866373">
                <text:p text:id="DISKBSIZE.B10:DISKBSIZE.F10">5.5564610866373</text:p>
              </table:table-cell>
              <table:table-cell office:value-type="float" office:value="5.5564610866373">
                <text:p>5.5564610866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9.7935389133627">
                <text:p text:id="DISKBSIZE.B11:DISKBSIZE.F11">9.7935389133627</text:p>
              </table:table-cell>
              <table:table-cell office:value-type="float" office:value="9.7935389133627">
                <text:p>9.7935389133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812cm" svg:y="0.256cm" chart:style-name="ch2">
          <text:p>Disk Block Size JMeter_Test_90_Threads (Kbytes)  9/23/2011</text:p>
        </chart:title>
        <chart:legend chart:legend-position="end" svg:x="33.368cm" svg:y="5.13cm" chart:style-name="ch3"/>
        <chart:plot-area chart:style-name="ch4" table:cell-range-address="DISKBSIZE.A1:DISKBSIZE.F7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7" chart:label-cell-address="DISKBSIZE.B1:DISKBSIZE.B1" chart:class="chart:line">
            <chart:data-point chart:repeated="6"/>
          </chart:series>
          <chart:series chart:style-name="ch9" chart:values-cell-range-address="DISKBSIZE.C2:DISKBSIZE.C7" chart:label-cell-address="DISKBSIZE.C1:DISKBSIZE.C1" chart:class="chart:line">
            <chart:data-point chart:repeated="6"/>
          </chart:series>
          <chart:series chart:style-name="ch10" chart:values-cell-range-address="DISKBSIZE.D2:DISKBSIZE.D7" chart:label-cell-address="DISKBSIZE.D1:DISKBSIZE.D1" chart:class="chart:line">
            <chart:data-point chart:repeated="6"/>
          </chart:series>
          <chart:series chart:style-name="ch11" chart:values-cell-range-address="DISKBSIZE.E2:DISKBSIZE.E7" chart:label-cell-address="DISKBSIZE.E1:DISKBSIZE.E1" chart:class="chart:line">
            <chart:data-point chart:repeated="6"/>
          </chart:series>
          <chart:series chart:style-name="ch12" chart:values-cell-range-address="DISKBSIZE.F2:DISKBSIZE.F7" chart:label-cell-address="DISKBSIZE.F1:DISKBSIZE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7">10:54:14</text:p>
              </table:table-cell>
              <table:table-cell office:value-type="float" office:value="0">
                <text:p text:id="DISKBSIZE.B2:DISKBSIZE.B7">0</text:p>
              </table:table-cell>
              <table:table-cell office:value-type="float" office:value="0">
                <text:p text:id="DISKBSIZE.C2:DISKBSIZE.C7">0</text:p>
              </table:table-cell>
              <table:table-cell office:value-type="float" office:value="0">
                <text:p text:id="DISKBSIZE.D2:DISKBSIZE.D7">0</text:p>
              </table:table-cell>
              <table:table-cell office:value-type="float" office:value="0">
                <text:p text:id="DISKBSIZE.E2:DISKBSIZE.E7">0</text:p>
              </table:table-cell>
              <table:table-cell office:value-type="float" office:value="0">
                <text:p text:id="DISKBSIZE.F2:DISKBSIZE.F7">0</text:p>
              </table:table-cell>
            </table:table-row>
            <table:table-row>
              <table:table-cell office:value-type="string">
                <text:p>10:54:44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14</text:p>
              </table:table-cell>
              <table:table-cell office:value-type="float" office:value="26.7">
                <text:p>26.7</text:p>
              </table:table-cell>
              <table:table-cell office:value-type="float" office:value="26.7">
                <text:p>2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5:4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14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6:44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387cm" svg:y="0.256cm" chart:style-name="ch2">
          <text:p>Disk %Busy JMeter_Test_90_Threads  9/23/2011</text:p>
        </chart:title>
        <chart:legend chart:legend-position="end" svg:x="33.024cm" svg:y="5.599cm" chart:style-name="ch3"/>
        <chart:plot-area chart:style-name="ch4" table:cell-range-address="DISKBUSY.B1:DISKBUSY.F1 DISKBUSY.B9:DISKBUSY.F11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9:DISKBUSY.F9" chart:class="chart:bar">
            <chart:data-point chart:repeated="5"/>
          </chart:series>
          <chart:series chart:style-name="ch9" chart:values-cell-range-address="DISKBUSY.B10:DISKBUSY.F10" chart:class="chart:bar">
            <chart:data-point chart:repeated="5"/>
          </chart:series>
          <chart:series chart:style-name="ch10" chart:values-cell-range-address="DISKBUSY.B11:DISKBUSY.F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48.95">
                <text:p text:id="DISKBUSY.B9:DISKBUSY.F9">48.95</text:p>
              </table:table-cell>
              <table:table-cell office:value-type="float" office:value="48.95">
                <text:p>48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6.21278515492">
                <text:p text:id="DISKBUSY.B10:DISKBUSY.F10">16.21278515492</text:p>
              </table:table-cell>
              <table:table-cell office:value-type="float" office:value="16.21278515492">
                <text:p>16.21278515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0.23721484508">
                <text:p text:id="DISKBUSY.B11:DISKBUSY.F11">10.23721484508</text:p>
              </table:table-cell>
              <table:table-cell office:value-type="float" office:value="10.23721484508">
                <text:p>10.2372148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